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draw:stroke-dash="Long_20_Dash" svg:stroke-width="0.106cm" svg:stroke-color="#000000" draw:marker-start-width="0.358cm" draw:marker-end-width="0.358cm" draw:fill="solid" draw:fill-color="#000000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fo:min-height="1.781cm"/>
      <style:paragraph-properties style:writing-mode="lr-tb"/>
    </style:style>
    <style:style style:name="gr3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1.882cm"/>
      <style:paragraph-properties style:writing-mode="lr-tb"/>
    </style:style>
    <style:style style:name="gr5" style:family="graphic" style:parent-style-name="standard">
      <style:graphic-properties draw:fill-color="#ff860d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8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00a933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10" style:family="graphic" style:parent-style-name="standard">
      <style:graphic-properties draw:stroke="solid" svg:stroke-color="#ff8000" draw:fill="none" draw:fill-color="#ffffff" fo:min-height="1.147cm"/>
      <style:paragraph-properties style:writing-mode="lr-tb"/>
    </style:style>
    <style:style style:name="gr11" style:family="graphic" style:parent-style-name="standard">
      <style:graphic-properties draw:stroke="solid" svg:stroke-color="#ff8000" draw:fill="none" draw:fill-color="#ffffff" fo:min-height="1.273cm"/>
      <style:paragraph-properties style:writing-mode="lr-tb"/>
    </style:style>
    <style:style style:name="gr12" style:family="graphic" style:parent-style-name="standard">
      <style:graphic-properties draw:stroke="solid" svg:stroke-color="#ff0000" draw:fill="none" draw:fill-color="#ffffff" fo:min-height="1.909cm"/>
      <style:paragraph-properties style:writing-mode="lr-tb"/>
    </style:style>
    <style:style style:name="gr13" style:family="graphic" style:parent-style-name="standard">
      <style:graphic-properties draw:stroke="solid" svg:stroke-color="#00a933" draw:fill="none" draw:fill-color="#ffffff" fo:min-height="0.766cm"/>
      <style:paragraph-properties style:writing-mode="lr-tb"/>
    </style:style>
    <style:style style:name="gr14" style:family="graphic" style:parent-style-name="standard">
      <style:graphic-properties draw:stroke="solid" svg:stroke-color="#00a933" draw:fill="none" draw:fill-color="#ffffff" fo:min-height="3.387cm"/>
      <style:paragraph-properties style:writing-mode="lr-tb"/>
    </style:style>
    <style:style style:name="gr15" style:family="graphic" style:parent-style-name="objectwithoutfill">
      <style:graphic-properties draw:stroke="dash" draw:stroke-dash="Dot" svg:stroke-width="0.053cm" svg:stroke-color="#999999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16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17" style:family="graphic" style:parent-style-name="objectwithoutfill">
      <style:graphic-properties draw:stroke="dash" draw:stroke-dash="Long_20_Dot" svg:stroke-width="0.035cm" svg:stroke-color="#333333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gr19" style:family="graphic" style:parent-style-name="Arrow_20_Line">
      <style:graphic-properties draw:textarea-vertical-align="middl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60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551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276cm"/>
      <style:paragraph-properties style:writing-mode="lr-tb"/>
    </style:style>
    <style:style style:name="gr23" style:family="graphic" style:parent-style-name="standard">
      <style:graphic-properties draw:stroke="solid" svg:stroke-color="#00a933" draw:fill="none" draw:fill-color="#ffffff" fo:min-height="0.955cm"/>
      <style:paragraph-properties style:writing-mode="lr-tb"/>
    </style:style>
    <style:style style:name="gr24" style:family="graphic" style:parent-style-name="objectwithoutfill">
      <style:graphic-properties draw:stroke="dash" draw:stroke-dash="Long_20_Dot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 draw:shadow="hidden"/>
    </style:style>
    <style:style style:name="gr25" style:family="graphic" style:parent-style-name="standard">
      <style:graphic-properties draw:stroke="none" svg:stroke-color="#000000" draw:fill="none" draw:fill-color="#ffffff" fo:min-height="0.713cm" draw:shadow="hidden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951cm"/>
      <style:paragraph-properties style:writing-mode="lr-tb"/>
    </style:style>
    <style:style style:name="gr29" style:family="graphic" style:parent-style-name="objectwithoutfill">
      <style:graphic-properties svg:stroke-width="0.018cm" draw:marker-start-width="0.227cm" draw:marker-end="Symmetric_20_Arrow" draw:marker-end-width="0.327cm" svg:stroke-opacity="100%" draw:fill="solid" draw:textarea-vertical-align="middle" fo:padding-top="0.134cm" fo:padding-bottom="0.134cm" fo:padding-left="0.259cm" fo:padding-right="0.259cm"/>
    </style:style>
    <style:style style:name="gr30" style:family="graphic" style:parent-style-name="objectwithoutfill">
      <style:graphic-properties draw:stroke="dash" draw:stroke-dash="Long_20_Dash" svg:stroke-width="0.018cm" draw:marker-start-width="0.227cm" draw:marker-end="Symmetric_20_Arrow" draw:marker-end-width="0.327cm" svg:stroke-opacity="100%" draw:fill="solid" draw:textarea-vertical-align="middle" fo:padding-top="0.134cm" fo:padding-bottom="0.134cm" fo:padding-left="0.259cm" fo:padding-right="0.259cm"/>
    </style:style>
    <style:style style:name="gr31" style:family="graphic" style:parent-style-name="objectwithoutfill">
      <style:graphic-properties draw:stroke="solid" draw:stroke-dash="Dashed_20__28_var_29_" svg:stroke-width="0.018cm" draw:marker-start-width="0.227cm" draw:marker-end="Symmetric_20_Arrow" draw:marker-end-width="0.327cm" svg:stroke-opacity="100%" draw:fill="solid" draw:textarea-vertical-align="middle" fo:padding-top="0.134cm" fo:padding-bottom="0.134cm" fo:padding-left="0.259cm" fo:padding-right="0.259cm"/>
    </style:style>
    <style:style style:name="gr32" style:family="graphic" style:parent-style-name="objectwithoutfill">
      <style:graphic-properties draw:stroke="dash" draw:stroke-dash="Long_20_Dot" svg:stroke-width="0.035cm" svg:stroke-color="#80808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38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37" style:family="graphic">
      <style:graphic-properties style:protect="size"/>
    </style:style>
    <style:style style:name="gr38" style:family="graphic" style:parent-style-name="Arrow_20_Line">
      <style:graphic-properties draw:textarea-vertical-align="middle" draw:line-distance="0.804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40" style:family="graphic" style:parent-style-name="standard">
      <style:graphic-properties draw:stroke="solid" svg:stroke-color="#c9211e" draw:fill="none" draw:fill-color="#ffffff" fo:min-height="1.273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42" style:family="graphic" style:parent-style-name="standard">
      <style:graphic-properties draw:fill-color="#c9211e" draw:textarea-horizontal-align="justify" draw:textarea-vertical-align="middle" draw:auto-grow-height="false" fo:min-height="0cm" fo:min-width="0cm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44" style:family="graphic" style:parent-style-name="standard">
      <style:graphic-properties draw:stroke="solid" svg:stroke-color="#c9211e" draw:fill="none" draw:fill-color="#ffffff" fo:min-height="0.766cm"/>
      <style:paragraph-properties style:writing-mode="lr-tb"/>
    </style:style>
    <style:style style:name="gr45" style:family="graphic" style:parent-style-name="standard">
      <style:graphic-properties draw:stroke="solid" svg:stroke-color="#c9211e" draw:fill="none" draw:fill-color="#ffffff" draw:textarea-vertical-align="top" fo:min-height="1.273cm"/>
      <style:paragraph-properties style:writing-mode="lr-tb"/>
    </style:style>
    <style:style style:name="gr46" style:family="graphic" style:parent-style-name="standard">
      <style:graphic-properties draw:stroke="solid" svg:stroke-color="#c9211e" draw:fill="none" draw:fill-color="#ffffff" fo:min-height="1.90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49" style:family="graphic" style:parent-style-name="standard">
      <style:graphic-properties draw:stroke="solid" svg:stroke-color="#ff4000" draw:fill="none" draw:fill-color="#ffffff" draw:textarea-vertical-align="top" fo:min-height="3.181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0.47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860d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ff8000"/>
      <style:paragraph-properties fo:text-align="center"/>
    </style:style>
    <style:style style:name="P7" style:family="paragraph">
      <loext:graphic-properties draw:fill-color="#00a933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9" style:family="paragraph">
      <loext:graphic-properties draw:fill="none" draw:fill-color="#ffffff"/>
      <style:paragraph-properties style:writing-mode="lr-tb"/>
      <style:text-properties fo:color="#ff8000" fo:font-size="8pt" style:font-size-asian="8pt" style:font-size-complex="8pt"/>
    </style:style>
    <style:style style:name="P10" style:family="paragraph">
      <loext:graphic-properties draw:fill="none" draw:fill-color="#ffffff"/>
      <style:paragraph-properties style:writing-mode="lr-tb"/>
      <style:text-properties fo:color="#c9211e" fo:font-size="8pt" style:font-size-asian="8pt" style:font-size-complex="8pt"/>
    </style:style>
    <style:style style:name="P11" style:family="paragraph">
      <loext:graphic-properties draw:fill="none" draw:fill-color="#ffffff"/>
      <style:paragraph-properties style:writing-mode="lr-tb"/>
      <style:text-properties fo:color="#00a933" fo:font-size="8pt" style:font-size-asian="8pt" style:font-size-complex="8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666666" fo:font-size="11pt" style:font-size-asian="11pt" style:font-size-complex="11pt"/>
    </style:style>
    <style:style style:name="P14" style:family="paragraph">
      <loext:graphic-properties draw:fill="none" draw:fill-color="#ffffff"/>
      <style:paragraph-properties style:writing-mode="lr-tb"/>
      <style:text-properties fo:color="#666666" fo:font-size="13pt" style:font-size-asian="13pt" style:font-size-complex="13pt"/>
    </style:style>
    <style:style style:name="P15" style:family="paragraph">
      <style:paragraph-properties fo:text-align="center" style:writing-mode="lr-tb"/>
      <style:text-properties fo:font-size="18pt"/>
    </style:style>
    <style:style style:name="P1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7pt" style:font-size-asian="7pt" style:font-size-complex="7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9pt" style:font-size-asian="9pt" style:font-size-complex="9pt"/>
    </style:style>
    <style:style style:name="P21" style:family="paragraph">
      <loext:graphic-properties draw:fill="none" draw:fill-color="#ffffff"/>
      <style:paragraph-properties style:writing-mode="lr-tb"/>
      <style:text-properties fo:color="#2a6099" fo:font-size="6pt" style:font-size-asian="6pt" style:font-size-complex="6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2a6099" fo:font-size="6pt" style:font-size-asian="6pt" style:font-size-complex="6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-color="#ffffff"/>
      <style:paragraph-properties style:writing-mode="lr-tb"/>
    </style:style>
    <style:style style:name="P26" style:family="paragraph">
      <loext:graphic-properties draw:fill-color="#c9211e"/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  <style:text-properties fo:color="#ff4000" fo:font-size="8pt" style:font-size-asian="8pt" style:font-size-complex="8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9" style:family="paragraph">
      <style:text-properties fo:font-weight="bold" style:font-weight-asian="bold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color="#2a6099"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color="#ff8000" fo:font-size="8pt" style:font-size-asian="8pt" style:font-size-complex="8pt"/>
    </style:style>
    <style:style style:name="T4" style:family="text">
      <style:text-properties fo:color="#c9211e" fo:font-size="8pt" style:font-size-asian="8pt" style:font-size-complex="8pt"/>
    </style:style>
    <style:style style:name="T5" style:family="text">
      <style:text-properties fo:color="#00a933" fo:font-size="8pt" style:font-size-asian="8pt" style:font-size-complex="8pt"/>
    </style:style>
    <style:style style:name="T6" style:family="text">
      <style:text-properties fo:color="#00a933" fo:font-size="7pt" style:font-size-asian="7pt" style:font-size-complex="7pt"/>
    </style:style>
    <style:style style:name="T7" style:family="text">
      <style:text-properties fo:color="#666666" fo:font-size="11pt" style:font-size-asian="11pt" style:font-size-complex="11pt"/>
    </style:style>
    <style:style style:name="T8" style:family="text">
      <style:text-properties fo:color="#666666" fo:font-size="13pt" style:font-size-asian="13pt" style:font-size-complex="13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2a6099" fo:font-size="6pt" style:font-size-asian="6pt" style:font-size-complex="6pt"/>
    </style:style>
    <style:style style:name="T13" style:family="text">
      <style:text-properties fo:color="#00a933" fo:font-size="9pt" style:font-size-asian="9pt" style:font-size-complex="9pt"/>
    </style:style>
    <style:style style:name="T14" style:family="text">
      <style:text-properties fo:font-variant="normal" fo:text-transform="none" fo:color="#2a6099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8000" fo:font-size="9pt" style:font-size-asian="9pt" style:font-size-complex="9pt"/>
    </style:style>
    <style:style style:name="T16" style:family="text">
      <style:text-properties fo:color="#ff0000" fo:font-size="9pt" style:font-size-asian="9pt" style:font-size-complex="9pt"/>
    </style:style>
    <style:style style:name="T17" style:family="text">
      <style:text-properties fo:color="#c9211e" fo:font-size="9pt" style:font-size-asian="9pt" style:font-size-complex="9pt"/>
    </style:style>
    <style:style style:name="T18" style:family="text">
      <style:text-properties fo:font-variant="normal" fo:text-transform="none" fo:color="#2a6099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Noto Sans CJK SC" style:font-size-asian="6pt" style:font-style-asian="normal" style:font-weight-asian="bold" style:font-name-complex="Lohit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ff4000" fo:font-size="8pt" style:font-size-asian="8pt" style:font-size-complex="8pt"/>
    </style:style>
    <style:style style:name="T20" style:family="text">
      <style:text-properties fo:color="#ff4000" fo:font-size="9pt" style:font-size-asian="9pt" style:font-size-complex="9pt"/>
    </style:style>
    <style:style style:name="T21" style:family="text">
      <style:text-properties fo:color="#2a6099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0.39cm" svg:y1="8.128cm" svg:x2="32.407cm" svg:y2="8.128cm">
          <text:p/>
        </draw:line>
        <draw:frame draw:style-name="gr2" draw:text-style-name="P2" draw:layer="layout" svg:width="1.431cm" svg:height="2.031cm" svg:x="0cm" svg:y="7.239cm">
          <draw:text-box>
            <text:p><text:span text:style-name="T1">22/03</text:span></text:p>
            <text:p><text:span text:style-name="T1"/></text:p>
            <text:p><text:span text:style-name="T1"/></text:p>
            <text:p><text:span text:style-name="T1"/></text:p>
            <text:p><text:span text:style-name="T1">20hs</text:span></text:p>
          </draw:text-box>
        </draw:frame>
        <draw:line draw:style-name="gr3" draw:text-style-name="P3" draw:layer="layout" svg:x1="0.65cm" svg:y1="7.747cm" svg:x2="0.65cm" svg:y2="8.636cm">
          <text:p/>
        </draw:line>
        <draw:line draw:style-name="gr3" draw:text-style-name="P3" draw:layer="layout" svg:x1="12.491cm" svg:y1="7.874cm" svg:x2="12.491cm" svg:y2="8.382cm">
          <text:p/>
        </draw:line>
        <draw:line draw:style-name="gr3" draw:text-style-name="P3" draw:layer="layout" svg:x1="2.732cm" svg:y1="7.874cm" svg:x2="2.732cm" svg:y2="8.382cm">
          <text:p/>
        </draw:line>
        <draw:line draw:style-name="gr3" draw:text-style-name="P3" draw:layer="layout" svg:x1="10.539cm" svg:y1="7.874cm" svg:x2="10.539cm" svg:y2="8.382cm">
          <text:p/>
        </draw:line>
        <draw:line draw:style-name="gr3" draw:text-style-name="P3" draw:layer="layout" svg:x1="8.587cm" svg:y1="7.62cm" svg:x2="8.587cm" svg:y2="8.636cm">
          <text:p/>
        </draw:line>
        <draw:line draw:style-name="gr3" draw:text-style-name="P3" draw:layer="layout" svg:x1="6.635cm" svg:y1="7.874cm" svg:x2="6.635cm" svg:y2="8.382cm">
          <text:p/>
        </draw:line>
        <draw:line draw:style-name="gr3" draw:text-style-name="P3" draw:layer="layout" svg:x1="14.443cm" svg:y1="7.874cm" svg:x2="14.443cm" svg:y2="8.382cm">
          <text:p/>
        </draw:line>
        <draw:line draw:style-name="gr3" draw:text-style-name="P3" draw:layer="layout" svg:x1="12.491cm" svg:y1="7.874cm" svg:x2="12.491cm" svg:y2="8.382cm">
          <text:p/>
        </draw:line>
        <draw:line draw:style-name="gr3" draw:text-style-name="P3" draw:layer="layout" svg:x1="16.395cm" svg:y1="7.62cm" svg:x2="16.395cm" svg:y2="8.636cm">
          <text:p/>
        </draw:line>
        <draw:line draw:style-name="gr3" draw:text-style-name="P3" draw:layer="layout" svg:x1="18.347cm" svg:y1="7.874cm" svg:x2="18.347cm" svg:y2="8.382cm">
          <text:p/>
        </draw:line>
        <draw:line draw:style-name="gr3" draw:text-style-name="P3" draw:layer="layout" svg:x1="4.684cm" svg:y1="7.874cm" svg:x2="4.684cm" svg:y2="8.382cm">
          <text:p/>
        </draw:line>
        <draw:line draw:style-name="gr3" draw:text-style-name="P3" draw:layer="layout" svg:x1="20.298cm" svg:y1="7.874cm" svg:x2="20.298cm" svg:y2="8.382cm">
          <text:p/>
        </draw:line>
        <draw:frame draw:style-name="gr2" draw:text-style-name="P2" draw:layer="layout" svg:width="1.431cm" svg:height="2.031cm" svg:x="15.744cm" svg:y="7.112cm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0hs</text:span></text:p>
          </draw:text-box>
        </draw:frame>
        <draw:frame draw:style-name="gr4" draw:text-style-name="P2" draw:layer="layout" svg:width="1.431cm" svg:height="2.132cm" svg:x="23.552cm" svg:y="7.112cm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20hs</text:span></text:p>
          </draw:text-box>
        </draw:frame>
        <draw:line draw:style-name="gr3" draw:text-style-name="P3" draw:layer="layout" svg:x1="22.25cm" svg:y1="7.874cm" svg:x2="22.25cm" svg:y2="8.382cm">
          <text:p/>
        </draw:line>
        <draw:line draw:style-name="gr3" draw:text-style-name="P3" draw:layer="layout" svg:x1="24.202cm" svg:y1="7.62cm" svg:x2="24.202cm" svg:y2="8.509cm">
          <text:p/>
        </draw:line>
        <draw:line draw:style-name="gr3" draw:text-style-name="P3" draw:layer="layout" svg:x1="26.154cm" svg:y1="7.874cm" svg:x2="26.154cm" svg:y2="8.382cm">
          <text:p/>
        </draw:line>
        <draw:line draw:style-name="gr3" draw:text-style-name="P3" draw:layer="layout" svg:x1="28.106cm" svg:y1="7.874cm" svg:x2="28.106cm" svg:y2="8.382cm">
          <text:p/>
        </draw:line>
        <draw:custom-shape draw:style-name="gr5" draw:text-style-name="P4" draw:layer="layout" svg:width="0.26cm" svg:height="0.254cm" svg:x="1.69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3.643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6cm" svg:height="0.254cm" svg:x="5.595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547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498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1.45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3.402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5.354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7.306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9.258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1.2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3.16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5.113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20.429cm" svg:y="1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8.328cm" svg:height="1.397cm" svg:x="20.689cm" svg:y="1.016cm">
          <draw:text-box>
            <text:p><text:span text:style-name="T2">Medici</text:span><text:span text:style-name="T2">ón que </text:span><text:span text:style-name="T2">se </text:span><text:span text:style-name="T2">debe </text:span><text:span text:style-name="T2">realiza</text:span><text:span text:style-name="T2">r, </text:span><text:span text:style-name="T2">según </text:span><text:span text:style-name="T2">norma.</text:span></text:p>
            <text:p><text:span text:style-name="T1">En </text:span><text:span text:style-name="T1">verde si </text:span><text:span text:style-name="T1">está </text:span><text:span text:style-name="T1">bien, en </text:span><text:span text:style-name="T1">naranja </text:span><text:span text:style-name="T1">si está </text:span><text:span text:style-name="T1">más o </text:span><text:span text:style-name="T1">menos, </text:span><text:span text:style-name="T1">en rojo </text:span><text:span text:style-name="T1">si no </text:span><text:span text:style-name="T1">está </text:span></text:p>
          </draw:text-box>
        </draw:frame>
        <draw:frame draw:style-name="gr10" draw:text-style-name="P9" draw:layer="layout" svg:width="1.952cm" svg:height="1.397cm" svg:x="0.78cm" svg:y="10.287cm">
          <draw:text-box>
            <text:p><text:span text:style-name="T3">Medición </text:span><text:span text:style-name="T3">media </text:span><text:span text:style-name="T3">mala, a </text:span><text:span text:style-name="T3">ojo</text:span></text:p>
          </draw:text-box>
        </draw:frame>
        <draw:frame draw:style-name="gr11" draw:text-style-name="P9" draw:layer="layout" svg:width="1.822cm" svg:height="1.523cm" svg:x="4.814cm" svg:y="10.287cm">
          <draw:text-box>
            <text:p><text:span text:style-name="T3">Medición </text:span><text:span text:style-name="T3">media </text:span><text:span text:style-name="T3">mala, a </text:span><text:span text:style-name="T3">ojo</text:span></text:p>
          </draw:text-box>
        </draw:frame>
        <draw:frame draw:style-name="gr12" draw:text-style-name="P10" draw:layer="layout" svg:width="1.822cm" svg:height="2.159cm" svg:x="2.862cm" svg:y="10.287cm">
          <draw:text-box>
            <text:p><text:span text:style-name="T4">Por </text:span><text:span text:style-name="T4">alguna </text:span><text:span text:style-name="T4">extraña </text:span><text:span text:style-name="T4">razón, </text:span><text:span text:style-name="T4">midió 0 </text:span><text:span text:style-name="T4">ppm.</text:span></text:p>
          </draw:text-box>
        </draw:frame>
        <draw:frame draw:style-name="gr13" draw:text-style-name="P11" draw:layer="layout" svg:width="1.692cm" svg:height="1.016cm" svg:x="6.766cm" svg:y="10.287cm">
          <draw:text-box>
            <text:p><text:span text:style-name="T5">Medición </text:span><text:span text:style-name="T5">correcta.</text:span></text:p>
          </draw:text-box>
        </draw:frame>
        <draw:frame draw:style-name="gr14" draw:text-style-name="P11" draw:layer="layout" svg:width="1.822cm" svg:height="3.637cm" svg:x="8.718cm" svg:y="10.287cm">
          <draw:text-box>
            <text:p><text:span text:style-name="T5">Medición </text:span><text:span text:style-name="T5">correcta. </text:span><text:span text:style-name="T6">1,2,3 </text:span><text:span text:style-name="T6">midieron </text:span><text:span text:style-name="T6">bien, el </text:span><text:span text:style-name="T6">4to midió </text:span><text:span text:style-name="T6">0ppm pero </text:span><text:span text:style-name="T6">estaba </text:span><text:span text:style-name="T6">despierta </text:span><text:span text:style-name="T6">y lo medí </text:span><text:span text:style-name="T6">aparte y </text:span><text:span text:style-name="T6">los junté.</text:span></text:p>
          </draw:text-box>
        </draw:frame>
        <draw:frame draw:style-name="gr13" draw:text-style-name="P11" draw:layer="layout" svg:width="1.822cm" svg:height="1.016cm" svg:x="10.67cm" svg:y="10.287cm">
          <draw:text-box>
            <text:p><text:span text:style-name="T5">Medición </text:span><text:span text:style-name="T5">correcta.</text:span></text:p>
          </draw:text-box>
        </draw:frame>
        <draw:line draw:style-name="gr15" draw:text-style-name="P3" draw:layer="layout" svg:x1="8.588cm" svg:y1="5.588cm" svg:x2="8.588cm" svg:y2="12.7cm">
          <text:p/>
        </draw:line>
        <draw:frame draw:style-name="gr16" draw:text-style-name="P13" draw:layer="layout" svg:width="2.342cm" svg:height="1.115cm" svg:x="7.417cm" svg:y="8.664cm">
          <draw:text-box>
            <text:p text:style-name="P12"><text:span text:style-name="T7">20 h</text:span></text:p>
            <text:p text:style-name="P12"><text:span text:style-name="T7">Mudan</text:span><text:span text:style-name="T7">za</text:span></text:p>
          </draw:text-box>
        </draw:frame>
        <draw:line draw:style-name="gr17" draw:text-style-name="P3" draw:layer="layout" svg:x1="1.821cm" svg:y1="7.366cm" svg:x2="1.821cm" svg:y2="9.017cm">
          <text:p/>
        </draw:line>
        <draw:frame draw:style-name="gr18" draw:text-style-name="P14" draw:layer="layout" svg:width="1.692cm" svg:height="1.275cm" svg:x="0.91cm" svg:y="6.096cm">
          <draw:text-box>
            <text:p><text:span text:style-name="T8">23/03</text:span></text:p>
            <text:p><text:span text:style-name="T8">00 hs</text:span></text:p>
          </draw:text-box>
        </draw:frame>
        <draw:frame draw:style-name="gr18" draw:text-style-name="P14" draw:layer="layout" svg:width="1.692cm" svg:height="1.275cm" svg:x="8.718cm" svg:y="6.223cm">
          <draw:text-box>
            <text:p><text:span text:style-name="T8">24/03</text:span></text:p>
            <text:p><text:span text:style-name="T8">00 hs</text:span></text:p>
          </draw:text-box>
        </draw:frame>
        <draw:line draw:style-name="gr17" draw:text-style-name="P3" draw:layer="layout" svg:x1="9.628cm" svg:y1="7.493cm" svg:x2="9.628cm" svg:y2="8.89cm">
          <text:p/>
        </draw:line>
        <draw:measure draw:style-name="gr19" draw:text-style-name="P15" draw:layer="layout" svg:x1="0.65cm" svg:y1="6.35cm" svg:x2="8.588cm" svg:y2="6.334cm">
          <text:p text:style-name="P15"><text:measure text:kind="gap"/></text:p>
        </draw:measure>
        <draw:measure draw:style-name="gr19" draw:text-style-name="P15" draw:layer="layout" svg:x1="8.588cm" svg:y1="6.334cm" svg:x2="16.395cm" svg:y2="6.35cm">
          <text:p text:style-name="P15"><text:measure text:kind="gap"/></text:p>
        </draw:measure>
        <draw:frame draw:style-name="gr20" draw:text-style-name="P16" draw:layer="layout" svg:width="26.935cm" svg:height="0.853cm" svg:x="3.513cm" svg:y="4.953cm">
          <draw:text-box>
            <text:p><text:span text:style-name="T9">Día 1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2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3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4</text:span></text:p>
          </draw:text-box>
        </draw:frame>
        <draw:measure draw:style-name="gr19" draw:text-style-name="P15" draw:layer="layout" svg:x1="16.397cm" svg:y1="6.35cm" svg:x2="24.335cm" svg:y2="6.334cm">
          <text:p text:style-name="P15"><text:measure text:kind="gap"/></text:p>
        </draw:measure>
        <draw:frame draw:style-name="gr21" draw:text-style-name="P17" draw:layer="layout" svg:width="5.075cm" svg:height="0.801cm" svg:x="3.383cm" svg:y="7.493cm">
          <draw:text-box>
            <text:p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/text:p>
          </draw:text-box>
        </draw:frame>
        <draw:frame draw:style-name="gr21" draw:text-style-name="P17" draw:layer="layout" svg:width="5.075cm" svg:height="0.801cm" svg:x="11.19cm" svg:y="7.493cm">
          <draw:text-box>
            <text:p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/text:p>
          </draw:text-box>
        </draw:frame>
        <draw:frame draw:style-name="gr22" draw:text-style-name="P19" draw:layer="layout" svg:width="13.41cm" svg:height="0.526cm" svg:x="18.997cm" svg:y="7.493cm">
          <draw:text-box>
            <text:p text:style-name="P18"><text:span text:style-name="T11">06</text:span><text:span text:style-name="T11"><text:tab/></text:span><text:span text:style-name="T11"> <text:s text:c="8"/>12</text:span><text:span text:style-name="T11"><text:tab/></text:span><text:span text:style-name="T11"><text:tab/></text:span><text:span text:style-name="T11">18</text:span><text:span text:style-name="T11"><text:tab/></text:span><text:span text:style-name="T11"><text:tab/></text:span><text:span text:style-name="T11"><text:tab/></text:span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/text:p>
          </draw:text-box>
        </draw:frame>
        <draw:frame draw:style-name="gr18" draw:text-style-name="P14" draw:layer="layout" svg:width="1.692cm" svg:height="1.275cm" svg:x="16.785cm" svg:y="6.35cm">
          <draw:text-box>
            <text:p><text:span text:style-name="T8">25/03</text:span></text:p>
            <text:p><text:span text:style-name="T8">00 hs</text:span></text:p>
          </draw:text-box>
        </draw:frame>
        <draw:line draw:style-name="gr17" draw:text-style-name="P3" draw:layer="layout" svg:x1="17.436cm" svg:y1="7.62cm" svg:x2="17.436cm" svg:y2="8.89cm">
          <text:p/>
        </draw:line>
        <draw:frame draw:style-name="gr23" draw:text-style-name="P11" draw:layer="layout" svg:width="1.822cm" svg:height="1.205cm" svg:x="14.573cm" svg:y="10.289cm">
          <draw:text-box>
            <text:p><text:span text:style-name="T5">Medición </text:span><text:span text:style-name="T5">correcta </text:span><text:span text:style-name="T5">y </text:span><text:span text:style-name="T5">hermosa</text:span><text:span text:style-name="T5">.</text:span></text:p>
          </draw:text-box>
        </draw:frame>
        <draw:frame draw:style-name="gr12" draw:text-style-name="P10" draw:layer="layout" svg:width="1.822cm" svg:height="2.159cm" svg:x="12.621cm" svg:y="10.287cm">
          <draw:text-box>
            <text:p><text:span text:style-name="T4">Se me </text:span><text:span text:style-name="T4">apagó la </text:span><text:span text:style-name="T4">compu </text:span><text:span text:style-name="T4">en medio </text:span><text:span text:style-name="T4">de la </text:span><text:span text:style-name="T4">medición</text:span></text:p>
          </draw:text-box>
        </draw:frame>
        <draw:line draw:style-name="gr24" draw:text-style-name="P3" draw:layer="layout" svg:x1="12.491cm" svg:y1="10.033cm" svg:x2="12.491cm" svg:y2="14.351cm">
          <text:p/>
        </draw:line>
        <draw:frame draw:style-name="gr25" draw:text-style-name="P20" draw:layer="layout" svg:width="2.472cm" svg:height="0.963cm" svg:x="11.32cm" svg:y="14.023cm">
          <draw:text-box>
            <text:p text:style-name="P12"><text:span text:style-name="T1">10 am</text:span></text:p>
            <text:p text:style-name="P12"><text:span text:style-name="T1">Riego y </text:span><text:span text:style-name="T1">fotos</text:span></text:p>
          </draw:text-box>
        </draw:frame>
        <draw:frame draw:style-name="gr26" draw:text-style-name="P21" draw:layer="layout" svg:width="1.041cm" svg:height="0.635cm" svg:x="1.171cm" svg:y="11.811cm">
          <draw:text-box>
            <text:p><text:span text:style-name="T12">(1)</text:span></text:p>
          </draw:text-box>
        </draw:frame>
        <draw:frame draw:style-name="gr26" draw:text-style-name="P21" draw:layer="layout" svg:width="1.041cm" svg:height="0.635cm" svg:x="5.204cm" svg:y="11.938cm">
          <draw:text-box>
            <text:p><text:span text:style-name="T12">(2)</text:span></text:p>
          </draw:text-box>
        </draw:frame>
        <draw:frame draw:style-name="gr27" draw:text-style-name="P21" draw:layer="layout" svg:width="0.781cm" svg:height="0.727cm" svg:x="7.156cm" svg:y="11.557cm">
          <draw:text-box>
            <text:p><text:span text:style-name="T12">(3)</text:span></text:p>
          </draw:text-box>
        </draw:frame>
        <draw:frame draw:style-name="gr27" draw:text-style-name="P21" draw:layer="layout" svg:width="0.781cm" svg:height="0.727cm" svg:x="9.238cm" svg:y="14.005cm">
          <draw:text-box>
            <text:p><text:span text:style-name="T12">(4)</text:span></text:p>
          </draw:text-box>
        </draw:frame>
        <draw:frame draw:style-name="gr27" draw:text-style-name="P21" draw:layer="layout" svg:width="0.781cm" svg:height="0.727cm" svg:x="11.06cm" svg:y="11.43cm">
          <draw:text-box>
            <text:p><text:span text:style-name="T12">(5)</text:span></text:p>
          </draw:text-box>
        </draw:frame>
        <draw:frame draw:style-name="gr28" draw:text-style-name="P21" draw:layer="layout" svg:width="2.212cm" svg:height="1.201cm" svg:x="15.094cm" svg:y="11.592cm">
          <draw:text-box>
            <text:p><text:span text:style-name="T12">(6)</text:span></text:p>
            <text:p><text:span text:style-name="T13"><text:s text:c="8"/></text:span><text:span text:style-name="T13">21h</text:span></text:p>
          </draw:text-box>
        </draw:frame>
        <draw:frame draw:style-name="gr23" draw:text-style-name="P11" draw:layer="layout" svg:width="1.822cm" svg:height="1.205cm" svg:x="16.525cm" svg:y="10.287cm">
          <draw:text-box>
            <text:p><text:span text:style-name="T5">Medición </text:span><text:span text:style-name="T5">correcta </text:span><text:span text:style-name="T5">y </text:span><text:span text:style-name="T5">hermosa</text:span><text:span text:style-name="T5">.</text:span></text:p>
          </draw:text-box>
        </draw:frame>
        <draw:frame draw:style-name="gr23" draw:text-style-name="P11" draw:layer="layout" svg:width="1.822cm" svg:height="1.205cm" svg:x="18.477cm" svg:y="10.287cm">
          <draw:text-box>
            <text:p><text:span text:style-name="T5">Medición </text:span><text:span text:style-name="T5">correcta </text:span><text:span text:style-name="T5">y </text:span><text:span text:style-name="T5">hermosa</text:span><text:span text:style-name="T5">.</text:span></text:p>
          </draw:text-box>
        </draw:frame>
        <draw:frame draw:style-name="gr23" draw:text-style-name="P11" draw:layer="layout" svg:width="1.822cm" svg:height="1.205cm" svg:x="15.484cm" svg:y="12.319cm">
          <draw:text-box>
            <text:p><text:span text:style-name="T5">Medición </text:span><text:span text:style-name="T5">correcta </text:span><text:span text:style-name="T5">y </text:span><text:span text:style-name="T5">hermosa</text:span><text:span text:style-name="T5">.</text:span></text:p>
          </draw:text-box>
        </draw:frame>
        <draw:frame draw:style-name="gr27" draw:text-style-name="P21" draw:layer="layout" svg:width="0.781cm" svg:height="0.727cm" svg:x="16.005cm" svg:y="13.462cm">
          <draw:text-box>
            <text:p><text:span text:style-name="T12">(6)</text:span></text:p>
          </draw:text-box>
        </draw:frame>
        <draw:frame draw:style-name="gr27" draw:text-style-name="P21" draw:layer="layout" svg:width="0.781cm" svg:height="0.727cm" svg:x="18.737cm" svg:y="11.592cm">
          <draw:text-box>
            <text:p><text:span text:style-name="T12">(6)</text:span></text:p>
          </draw:text-box>
        </draw:frame>
        <draw:frame draw:style-name="gr27" draw:text-style-name="P21" draw:layer="layout" svg:width="0.781cm" svg:height="0.727cm" svg:x="16.785cm" svg:y="11.592cm">
          <draw:text-box>
            <text:p><text:span text:style-name="T12">(6)</text:span></text:p>
          </draw:text-box>
        </draw:frame>
        <draw:line draw:style-name="gr29" draw:text-style-name="P3" draw:layer="layout" svg:x1="1.821cm" svg:y1="9.906cm" svg:x2="1.821cm" svg:y2="9.017cm">
          <text:p/>
        </draw:line>
        <draw:line draw:style-name="gr29" draw:text-style-name="P3" draw:layer="layout" svg:x1="5.725cm" svg:y1="9.906cm" svg:x2="5.725cm" svg:y2="9.017cm">
          <text:p/>
        </draw:line>
        <draw:line draw:style-name="gr29" draw:text-style-name="P3" draw:layer="layout" svg:x1="11.58cm" svg:y1="9.906cm" svg:x2="11.58cm" svg:y2="9.017cm">
          <text:p/>
        </draw:line>
        <draw:line draw:style-name="gr29" draw:text-style-name="P3" draw:layer="layout" svg:x1="9.629cm" svg:y1="9.906cm" svg:x2="9.629cm" svg:y2="9.017cm">
          <text:p/>
        </draw:line>
        <draw:line draw:style-name="gr30" draw:text-style-name="P3" draw:layer="layout" svg:x1="7.547cm" svg:y1="9.906cm" svg:x2="7.547cm" svg:y2="9.017cm">
          <text:p/>
        </draw:line>
        <draw:line draw:style-name="gr31" draw:text-style-name="P3" draw:layer="layout" svg:x1="15.484cm" svg:y1="9.906cm" svg:x2="15.484cm" svg:y2="9.017cm">
          <text:p/>
        </draw:line>
        <draw:line draw:style-name="gr31" draw:text-style-name="P3" draw:layer="layout" svg:x1="17.436cm" svg:y1="9.906cm" svg:x2="17.436cm" svg:y2="9.017cm">
          <text:p/>
        </draw:line>
        <draw:line draw:style-name="gr31" draw:text-style-name="P3" draw:layer="layout" svg:x1="19.388cm" svg:y1="9.906cm" svg:x2="19.388cm" svg:y2="9.017cm">
          <text:p/>
        </draw:line>
        <draw:frame draw:style-name="gr23" draw:text-style-name="P11" draw:layer="layout" svg:width="1.822cm" svg:height="1.205cm" svg:x="20.429cm" svg:y="10.287cm">
          <draw:text-box>
            <text:p><text:span text:style-name="T5">Medición </text:span><text:span text:style-name="T5">correcta </text:span><text:span text:style-name="T5">y </text:span><text:span text:style-name="T5">hermosa</text:span><text:span text:style-name="T5">.</text:span></text:p>
          </draw:text-box>
        </draw:frame>
        <draw:frame draw:style-name="gr23" draw:text-style-name="P11" draw:layer="layout" svg:width="1.822cm" svg:height="1.205cm" svg:x="22.381cm" svg:y="10.287cm">
          <draw:text-box>
            <text:p><text:span text:style-name="T5">Medición </text:span><text:span text:style-name="T5">correcta </text:span><text:span text:style-name="T5">y </text:span><text:span text:style-name="T5">hermosa</text:span><text:span text:style-name="T5">.</text:span></text:p>
          </draw:text-box>
        </draw:frame>
        <draw:frame draw:style-name="gr23" draw:text-style-name="P11" draw:layer="layout" svg:width="1.822cm" svg:height="1.205cm" svg:x="24.332cm" svg:y="10.287cm">
          <draw:text-box>
            <text:p><text:span text:style-name="T5">Medición </text:span><text:span text:style-name="T5">correcta </text:span><text:span text:style-name="T5">y </text:span><text:span text:style-name="T5">hermosa</text:span><text:span text:style-name="T5">.</text:span></text:p>
          </draw:text-box>
        </draw:frame>
        <draw:frame draw:style-name="gr18" draw:text-style-name="P14" draw:layer="layout" svg:width="1.692cm" svg:height="1.275cm" svg:x="24.477cm" svg:y="6.42cm">
          <draw:text-box>
            <text:p><text:span text:style-name="T8">26/03</text:span></text:p>
            <text:p><text:span text:style-name="T8">00 hs</text:span></text:p>
          </draw:text-box>
        </draw:frame>
        <draw:line draw:style-name="gr32" draw:text-style-name="P3" draw:layer="layout" svg:x1="25.243cm" svg:y1="7.493cm" svg:x2="25.243cm" svg:y2="8.763cm">
          <text:p/>
        </draw:line>
        <draw:frame draw:style-name="gr33" draw:text-style-name="P22" draw:layer="layout" svg:width="12.101cm" svg:height="0.727cm" svg:x="20.819cm" svg:y="11.592cm">
          <draw:text-box>
            <text:p text:style-name="P18"><text:span text:style-name="T14">(7)</text:span><text:span text:style-name="T14"><text:tab/></text:span><text:span text:style-name="T14"> <text:s text:c="10"/>(7)</text:span><text:span text:style-name="T14"><text:tab/></text:span><text:span text:style-name="T14"><text:tab/></text:span><text:span text:style-name="T14">(7)</text:span><text:span text:style-name="T14"><text:tab/></text:span><text:span text:style-name="T14"> <text:s text:c="11"/>(7)</text:span><text:span text:style-name="T14"><text:tab/></text:span><text:span text:style-name="T14"> <text:s text:c="9"/></text:span><text:span text:style-name="T14"><text:tab/></text:span><text:span text:style-name="T14"> (7)</text:span><text:span text:style-name="T14"><text:tab/></text:span><text:span text:style-name="T14"> <text:s text:c="13"/></text:span><text:span text:style-name="T12">(8)</text:span></text:p>
          </draw:text-box>
        </draw:frame>
        <draw:frame draw:style-name="gr23" draw:text-style-name="P11" draw:layer="layout" svg:width="1.822cm" svg:height="1.205cm" svg:x="26.284cm" svg:y="10.287cm">
          <draw:text-box>
            <text:p><text:span text:style-name="T5">Medición </text:span><text:span text:style-name="T5">correcta </text:span><text:span text:style-name="T5">y </text:span><text:span text:style-name="T5">hermosa</text:span><text:span text:style-name="T5">.</text:span></text:p>
          </draw:text-box>
        </draw:frame>
        <draw:frame draw:style-name="gr23" draw:text-style-name="P11" draw:layer="layout" svg:width="1.822cm" svg:height="1.205cm" svg:x="28.366cm" svg:y="10.287cm">
          <draw:text-box>
            <text:p><text:span text:style-name="T5">Medición </text:span><text:span text:style-name="T5">correcta </text:span><text:span text:style-name="T5">y </text:span><text:span text:style-name="T5">hermosa</text:span><text:span text:style-name="T5">.</text:span></text:p>
          </draw:text-box>
        </draw:frame>
        <draw:frame draw:style-name="gr23" draw:text-style-name="P11" draw:layer="layout" svg:width="1.822cm" svg:height="1.205cm" svg:x="23.291cm" svg:y="12.384cm">
          <draw:text-box>
            <text:p><text:span text:style-name="T5">Medición </text:span><text:span text:style-name="T5">correcta </text:span><text:span text:style-name="T5">y </text:span><text:span text:style-name="T5">hermosa</text:span><text:span text:style-name="T5">.</text:span></text:p>
          </draw:text-box>
        </draw:frame>
        <draw:custom-shape draw:style-name="gr8" draw:text-style-name="P7" draw:layer="layout" svg:width="0.26cm" svg:height="0.254cm" svg:x="27.065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9.017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969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0.058cm" svg:y1="7.874cm" svg:x2="30.058cm" svg:y2="8.382cm">
          <text:p/>
        </draw:line>
        <draw:frame draw:style-name="gr34" draw:text-style-name="P23" draw:layer="layout" svg:width="1.431cm" svg:height="0.635cm" svg:x="23.552cm" svg:y="11.938cm">
          <draw:text-box>
            <text:p text:style-name="P18"><text:span text:style-name="T13">20.30</text:span></text:p>
          </draw:text-box>
        </draw:frame>
        <draw:frame draw:style-name="gr27" draw:text-style-name="P21" draw:layer="layout" svg:width="0.781cm" svg:height="0.727cm" svg:x="23.812cm" svg:y="13.589cm">
          <draw:text-box>
            <text:p><text:span text:style-name="T12">(7)</text:span></text:p>
          </draw:text-box>
        </draw:frame>
        <draw:line draw:style-name="gr31" draw:text-style-name="P3" draw:layer="layout" svg:x1="27.065cm" svg:y1="9.779cm" svg:x2="27.065cm" svg:y2="8.89cm">
          <text:p/>
        </draw:line>
        <draw:line draw:style-name="gr31" draw:text-style-name="P3" draw:layer="layout" svg:x1="29.147cm" svg:y1="9.779cm" svg:x2="29.147cm" svg:y2="8.89cm">
          <text:p/>
        </draw:line>
        <draw:line draw:style-name="gr30" draw:text-style-name="P3" draw:layer="layout" svg:x1="25.243cm" svg:y1="9.779cm" svg:x2="25.243cm" svg:y2="8.89cm">
          <text:p/>
        </draw:line>
        <draw:frame draw:style-name="gr27" draw:text-style-name="P21" draw:layer="layout" svg:width="0.781cm" svg:height="0.727cm" svg:x="20.169cm" svg:y="2.413cm">
          <draw:text-box>
            <text:p><text:span text:style-name="T12">(6)</text:span></text:p>
          </draw:text-box>
        </draw:frame>
        <draw:frame draw:style-name="gr9" draw:text-style-name="P8" draw:layer="layout" svg:width="8.328cm" svg:height="1.397cm" svg:x="20.689cm" svg:y="2.413cm">
          <draw:text-box>
            <text:p><text:span text:style-name="T2">Númer</text:span><text:span text:style-name="T2">o de </text:span><text:span text:style-name="T2">refere</text:span><text:span text:style-name="T2">ncia </text:span><text:span text:style-name="T2">en </text:span><text:span text:style-name="T2">“NOTA</text:span><text:span text:style-name="T2">”.</text:span></text:p>
            <text:p><text:span text:style-name="T1">Allí se </text:span><text:span text:style-name="T1">especifi</text:span><text:span text:style-name="T1">ca la </text:span><text:span text:style-name="T1">carpeta, </text:span><text:span text:style-name="T1">hora, </text:span><text:span text:style-name="T1">estado </text:span><text:span text:style-name="T1">de </text:span><text:span text:style-name="T1">medició</text:span><text:span text:style-name="T1">n, etc.</text:span></text:p>
          </draw:text-box>
        </draw:frame>
        <draw:frame draw:style-name="gr25" draw:text-style-name="P2" draw:layer="layout" svg:width="31.242cm" svg:height="0.963cm" svg:x="1.27cm" svg:y="9.705cm">
          <draw:text-box>
            <text:p><text:span text:style-name="T15">00 h</text:span><text:span text:style-name="T15"><text:tab/></text:span><text:span text:style-name="T15"> <text:s text:c="5"/></text:span><text:span text:style-name="T16">06 h</text:span><text:span text:style-name="T16"><text:tab/></text:span><text:span text:style-name="T16"><text:tab/></text:span><text:span text:style-name="T1"> </text:span><text:span text:style-name="T15">11 h</text:span><text:span text:style-name="T15"><text:tab/></text:span><text:span text:style-name="T1"> <text:s text:c="7"/></text:span><text:span text:style-name="T13">15 </text:span><text:span text:style-name="T13">h</text:span><text:span text:style-name="T13"><text:tab/></text:span><text:span text:style-name="T13"> <text:s text:c="2"/>2 h</text:span><text:span text:style-name="T13"><text:tab/></text:span><text:span text:style-name="T13"> <text:s text:c="5"/>6.30</text:span><text:span text:style-name="T13"><text:tab/></text:span><text:span text:style-name="T13"><text:tab/></text:span><text:span text:style-name="T13"><text:tab/></text:span><text:span text:style-name="T13"> <text:s text:c="9"/>17 </text:span><text:span text:style-name="T13">h</text:span><text:span text:style-name="T13"><text:tab/></text:span><text:span text:style-name="T13"> <text:s text:c="2"/>01 h</text:span><text:span text:style-name="T13"><text:tab/></text:span><text:span text:style-name="T13"> <text:s text:c="12"/></text:span><text:span text:style-name="T13">5h</text:span><text:span text:style-name="T13"><text:tab/></text:span><text:span text:style-name="T13"> <text:s text:c="2"/></text:span><text:span text:style-name="T13">10.30h</text:span><text:span text:style-name="T13"><text:tab/></text:span><text:span text:style-name="T13"><text:tab/></text:span><text:span text:style-name="T13">15.30</text:span><text:span text:style-name="T13"><text:tab/></text:span><text:span text:style-name="T13"> <text:s text:c="4"/></text:span><text:span text:style-name="T13">01:30</text:span><text:span text:style-name="T13"><text:tab/></text:span><text:span text:style-name="T13"><text:tab/></text:span><text:span text:style-name="T13">6:30</text:span><text:span text:style-name="T13"><text:tab/></text:span><text:span text:style-name="T13"> <text:s text:c="7"/></text:span><text:span text:style-name="T13">11:30</text:span></text:p>
          </draw:text-box>
        </draw:frame>
        <draw:measure draw:style-name="gr19" draw:text-style-name="P15" draw:layer="layout" svg:x1="24.337cm" svg:y1="6.35cm" svg:x2="32.275cm" svg:y2="6.334cm">
          <text:p text:style-name="P15"><text:measure text:kind="gap"/></text:p>
        </draw:measure>
        <draw:frame draw:style-name="gr35" draw:text-style-name="P16" draw:layer="layout" svg:width="3.302cm" svg:height="0.725cm" svg:x="28.956cm" svg:y="14.007cm">
          <draw:text-box>
            <text:p><text:span text:style-name="T9">sigue </text:span><text:span text:style-name="T9">--&gt;</text:span></text:p>
          </draw:text-box>
        </draw:frame>
        <draw:frame draw:style-name="gr36" draw:text-style-name="P24" draw:layer="layout" svg:width="2.032cm" svg:height="1.187cm" svg:x="29.718cm" svg:y="14.224cm">
          <draw:text-box>
            <text:p/>
          </draw:text-box>
        </draw:frame>
        <presentation:notes draw:style-name="dp2">
          <draw:page-thumbnail draw:style-name="gr37" draw:layer="layout" svg:width="19.798cm" svg:height="11.136cm" svg:x="0.6cm" svg:y="2.257cm" draw:page-number="1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1" draw:text-style-name="P1" draw:layer="layout" svg:x1="0cm" svg:y1="5.08cm" svg:x2="32.017cm" svg:y2="5.08cm">
          <text:p/>
        </draw:line>
        <draw:custom-shape draw:style-name="gr8" draw:text-style-name="P7" draw:layer="layout" svg:width="0.26cm" svg:height="0.254cm" svg:x="1.19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.14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692cm" svg:height="1.275cm" svg:x="2.54cm" svg:y="3.297cm">
          <draw:text-box>
            <text:p><text:span text:style-name="T8">27/03</text:span></text:p>
            <text:p><text:span text:style-name="T8">00 hs</text:span></text:p>
          </draw:text-box>
        </draw:frame>
        <draw:measure draw:style-name="gr38" draw:text-style-name="P15" draw:layer="layout" svg:x1="-0.508cm" svg:y1="3.048cm" svg:x2="2.032cm" svg:y2="3.032cm">
          <text:p text:style-name="P15"><text:measure text:kind="gap"/></text:p>
        </draw:measure>
        <draw:measure draw:style-name="gr19" draw:text-style-name="P15" draw:layer="layout" svg:x1="2.031cm" svg:y1="3.028cm" svg:x2="9.838cm" svg:y2="3.044cm">
          <text:p text:style-name="P15"><text:measure text:kind="gap"/></text:p>
        </draw:measure>
        <draw:measure draw:style-name="gr19" draw:text-style-name="P15" draw:layer="layout" svg:x1="9.842cm" svg:y1="3.044cm" svg:x2="17.78cm" svg:y2="3.028cm">
          <text:p text:style-name="P15"><text:measure text:kind="gap"/></text:p>
        </draw:measure>
        <draw:line draw:style-name="gr32" draw:text-style-name="P3" draw:layer="layout" svg:x1="18.796cm" svg:y1="4.572cm" svg:x2="18.796cm" svg:y2="5.842cm">
          <text:p/>
        </draw:lin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8.52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8.128cm" svg:y1="4.826cm" svg:x2="8.128cm" svg:y2="5.334cm">
          <text:p/>
        </draw:line>
        <draw:line draw:style-name="gr3" draw:text-style-name="P3" draw:layer="layout" svg:x1="16.002cm" svg:y1="4.826cm" svg:x2="16.002cm" svg:y2="5.334cm">
          <text:p/>
        </draw:line>
        <draw:line draw:style-name="gr3" draw:text-style-name="P3" draw:layer="layout" svg:x1="10.16cm" svg:y1="4.572cm" svg:x2="10.16cm" svg:y2="5.588cm">
          <text:p/>
        </draw:line>
        <draw:line draw:style-name="gr3" draw:text-style-name="P3" draw:layer="layout" svg:x1="6.14cm" svg:y1="4.826cm" svg:x2="6.14cm" svg:y2="5.334cm">
          <text:p/>
        </draw:line>
        <draw:line draw:style-name="gr3" draw:text-style-name="P3" draw:layer="layout" svg:x1="13.948cm" svg:y1="4.826cm" svg:x2="13.948cm" svg:y2="5.334cm">
          <text:p/>
        </draw:lin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17.78cm" svg:y1="4.572cm" svg:x2="17.78cm" svg:y2="5.588cm">
          <text:p/>
        </draw:line>
        <draw:line draw:style-name="gr3" draw:text-style-name="P3" draw:layer="layout" svg:x1="23.876cm" svg:y1="4.826cm" svg:x2="23.876cm" svg:y2="5.334cm">
          <text:p/>
        </draw:line>
        <draw:line draw:style-name="gr3" draw:text-style-name="P3" draw:layer="layout" svg:x1="4.189cm" svg:y1="4.826cm" svg:x2="4.189cm" svg:y2="5.334cm">
          <text:p/>
        </draw:line>
        <draw:line draw:style-name="gr3" draw:text-style-name="P3" draw:layer="layout" svg:x1="19.803cm" svg:y1="4.826cm" svg:x2="19.803cm" svg:y2="5.334cm">
          <text:p/>
        </draw:line>
        <draw:line draw:style-name="gr3" draw:text-style-name="P3" draw:layer="layout" svg:x1="21.755cm" svg:y1="4.826cm" svg:x2="21.755cm" svg:y2="5.334cm">
          <text:p/>
        </draw:line>
        <draw:line draw:style-name="gr3" draw:text-style-name="P3" draw:layer="layout" svg:x1="27.686cm" svg:y1="4.572cm" svg:x2="27.686cm" svg:y2="5.461cm">
          <text:p/>
        </draw:line>
        <draw:line draw:style-name="gr3" draw:text-style-name="P3" draw:layer="layout" svg:x1="25.654cm" svg:y1="4.826cm" svg:x2="25.654cm" svg:y2="5.334cm">
          <text:p/>
        </draw:line>
        <draw:custom-shape draw:style-name="gr8" draw:text-style-name="P7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30.734cm" svg:height="0.801cm" svg:x="1.016cm" svg:y="4.318cm">
          <draw:text-box>
            <text:p><text:span text:style-name="T10">18 </text:span><text:span text:style-name="T10"><text:tab/></text:span><text:span text:style-name="T10"><text:tab/></text:span><text:span text:style-name="T10"><text:tab/></text:span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text:span text:style-name="T10"><text:tab/></text:span><text:span text:style-name="T10"><text:tab/></text:span><text:span text:style-name="T10"><text:tab/></text:span><text:span text:style-name="T10"> <text:s text:c="2"/>06</text:span><text:span text:style-name="T10"><text:tab/></text:span><text:span text:style-name="T10"> <text:s text:c="12"/></text:span><text:span text:style-name="T10">12</text:span><text:span text:style-name="T10"><text:tab/></text:span><text:span text:style-name="T10"><text:tab/></text:span><text:span text:style-name="T10"> <text:s text:c="3"/>18</text:span><text:span text:style-name="T10"><text:tab/></text:span><text:span text:style-name="T10"><text:tab/></text:span><text:span text:style-name="T10"><text:tab/></text:span><text:span text:style-name="T10"> <text:s text:c="4"/>06</text:span><text:span text:style-name="T10"><text:tab/></text:span><text:span text:style-name="T10"> <text:s text:c="14"/></text:span><text:span text:style-name="T10">12</text:span><text:span text:style-name="T10"><text:tab/></text:span><text:span text:style-name="T10"> <text:s text:c="6"/>18</text:span><text:span text:style-name="T10"><text:tab/></text:span><text:span text:style-name="T10"><text:tab/></text:span><text:span text:style-name="T10"><text:tab/></text:span><text:span text:style-name="T10"> <text:s text:c="7"/>06</text:span><text:span text:style-name="T10"><text:tab/></text:span><text:span text:style-name="T10"><text:tab/></text:span><text:span text:style-name="T10">12</text:span></text:p>
          </draw:text-box>
        </draw:fram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8.52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63cm" svg:y1="4.826cm" svg:x2="29.563cm" svg:y2="5.334cm">
          <text:p/>
        </draw:line>
        <draw:line draw:style-name="gr32" draw:text-style-name="P3" draw:layer="layout" svg:x1="11.176cm" svg:y1="4.572cm" svg:x2="11.176cm" svg:y2="5.842cm">
          <text:p/>
        </draw:line>
        <draw:line draw:style-name="gr3" draw:text-style-name="P3" draw:layer="layout" svg:x1="2.286cm" svg:y1="4.572cm" svg:x2="2.286cm" svg:y2="5.588cm">
          <text:p/>
        </draw:line>
        <draw:line draw:style-name="gr32" draw:text-style-name="P3" draw:layer="layout" svg:x1="26.67cm" svg:y1="4.572cm" svg:x2="26.67cm" svg:y2="5.842cm">
          <text:p/>
        </draw:line>
        <draw:frame draw:style-name="gr18" draw:text-style-name="P14" draw:layer="layout" svg:width="1.692cm" svg:height="1.275cm" svg:x="10.304cm" svg:y="3.556cm">
          <draw:text-box>
            <text:p><text:span text:style-name="T8">28/03</text:span></text:p>
            <text:p><text:span text:style-name="T8">00 hs</text:span></text:p>
          </draw:text-box>
        </draw:frame>
        <draw:line draw:style-name="gr32" draw:text-style-name="P3" draw:layer="layout" svg:x1="3.302cm" svg:y1="4.572cm" svg:x2="3.302cm" svg:y2="5.842cm">
          <text:p/>
        </draw:line>
        <draw:line draw:style-name="gr32" draw:text-style-name="P3" draw:layer="layout" svg:x1="11.176cm" svg:y1="4.572cm" svg:x2="11.176cm" svg:y2="5.842cm">
          <text:p/>
        </draw:line>
        <draw:frame draw:style-name="gr18" draw:text-style-name="P14" draw:layer="layout" svg:width="1.692cm" svg:height="1.275cm" svg:x="18.034cm" svg:y="3.551cm">
          <draw:text-box>
            <text:p><text:span text:style-name="T8">29/03</text:span></text:p>
            <text:p><text:span text:style-name="T8">00 hs</text:span></text:p>
          </draw:text-box>
        </draw:frame>
        <draw:frame draw:style-name="gr18" draw:text-style-name="P14" draw:layer="layout" svg:width="1.692cm" svg:height="1.275cm" svg:x="25.74cm" svg:y="3.551cm">
          <draw:text-box>
            <text:p><text:span text:style-name="T8">30/03</text:span></text:p>
            <text:p><text:span text:style-name="T8">00 hs</text:span></text:p>
          </draw:text-box>
        </draw:frame>
        <draw:frame draw:style-name="gr20" draw:text-style-name="P16" draw:layer="layout" svg:width="26.935cm" svg:height="0.853cm" svg:x="3.799cm" svg:y="1.433cm">
          <draw:text-box>
            <text:p><text:span text:style-name="T9">Día 5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6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7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8</text:span></text:p>
          </draw:text-box>
        </draw:frame>
        <draw:measure draw:style-name="gr19" draw:text-style-name="P15" draw:layer="layout" svg:x1="17.782cm" svg:y1="3.044cm" svg:x2="25.72cm" svg:y2="3.028cm">
          <text:p text:style-name="P15"><text:measure text:kind="gap"/></text:p>
        </draw:measure>
        <draw:frame draw:style-name="gr13" draw:text-style-name="P11" draw:layer="layout" svg:width="1.692cm" svg:height="1.016cm" svg:x="0.508cm" svg:y="6.35cm">
          <draw:text-box>
            <text:p><text:span text:style-name="T5">Medición </text:span><text:span text:style-name="T5">correcta.</text:span></text:p>
          </draw:text-box>
        </draw:frame>
        <draw:frame draw:style-name="gr25" draw:text-style-name="P2" draw:layer="layout" svg:width="31.242cm" svg:height="0.963cm" svg:x="0.762cm" svg:y="5.842cm">
          <draw:text-box>
            <text:p><text:span text:style-name="T13">18 h</text:span><text:span text:style-name="T13"><text:tab/></text:span><text:span text:style-name="T13"> <text:s text:c="5"/>00 h</text:span><text:span text:style-name="T13"><text:tab/></text:span><text:span text:style-name="T13"><text:tab/></text:span><text:span text:style-name="T13"> 06 h</text:span><text:span text:style-name="T15"><text:tab/></text:span><text:span text:style-name="T1"> <text:s text:c="7"/></text:span><text:span text:style-name="T13">12 </text:span><text:span text:style-name="T13">h</text:span><text:span text:style-name="T13"><text:tab/></text:span><text:span text:style-name="T13"> <text:s text:c="2"/>18 h</text:span><text:span text:style-name="T13"><text:tab/></text:span><text:span text:style-name="T13"><text:tab/></text:span><text:span text:style-name="T13"><text:tab/></text:span><text:span text:style-name="T13"> <text:s text:c="4"/>8 h</text:span><text:span text:style-name="T13"><text:tab/></text:span><text:span text:style-name="T13"> <text:s text:c="9"/>14 </text:span><text:span text:style-name="T13">h</text:span><text:span text:style-name="T13"><text:tab/></text:span><text:span text:style-name="T13"> <text:s text:c="2"/>20 h</text:span><text:span text:style-name="T13"><text:tab/></text:span><text:span text:style-name="T13"> <text:s text:c="12"/></text:span><text:span text:style-name="T13">02 h</text:span><text:span text:style-name="T13"><text:tab/></text:span><text:span text:style-name="T13"> <text:s text:c="5"/>08h</text:span><text:span text:style-name="T13"><text:tab/></text:span><text:span text:style-name="T13"><text:tab/></text:span><text:span text:style-name="T13">14 h</text:span><text:span text:style-name="T13"><text:tab/></text:span><text:span text:style-name="T13"> <text:s text:c="5"/>20 h</text:span><text:span text:style-name="T13"><text:tab/></text:span><text:span text:style-name="T13"><text:tab/></text:span><text:span text:style-name="T13">02 h</text:span><text:span text:style-name="T13"><text:tab/></text:span><text:span text:style-name="T13"> <text:s text:c="7"/>08 </text:span><text:span text:style-name="T13">h</text:span><text:span text:style-name="T13"><text:tab/></text:span><text:span text:style-name="T13"> <text:s text:c="3"/>14h</text:span></text:p>
          </draw:text-box>
        </draw:frame>
        <draw:frame draw:style-name="gr39" draw:text-style-name="P22" draw:layer="layout" svg:width="9.307cm" svg:height="0.727cm" svg:x="0.853cm" svg:y="7.401cm">
          <draw:text-box>
            <text:p text:style-name="P18"><text:span text:style-name="T14">(8)</text:span><text:span text:style-name="T14"><text:tab/></text:span><text:span text:style-name="T14"> <text:s text:c="10"/>(8)</text:span><text:span text:style-name="T14"><text:tab/></text:span><text:span text:style-name="T14"><text:tab/></text:span><text:span text:style-name="T14">(8)</text:span><text:span text:style-name="T14"><text:tab/></text:span><text:span text:style-name="T14"> <text:s text:c="11"/>(8)</text:span><text:span text:style-name="T14"><text:tab/></text:span><text:span text:style-name="T14"><text:tab/></text:span><text:span text:style-name="T14"> <text:s text:c="5"/>(8)</text:span></text:p>
          </draw:text-box>
        </draw:frame>
        <draw:frame draw:style-name="gr13" draw:text-style-name="P11" draw:layer="layout" svg:width="1.692cm" svg:height="1.016cm" svg:x="2.372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4.318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6.35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8.382cm" svg:y="6.35cm">
          <draw:text-box>
            <text:p><text:span text:style-name="T5">Medición </text:span><text:span text:style-name="T5">correcta.</text:span></text:p>
          </draw:text-box>
        </draw:frame>
        <draw:frame draw:style-name="gr40" draw:text-style-name="P10" draw:layer="layout" svg:width="1.692cm" svg:height="1.523cm" svg:x="10.414cm" svg:y="6.35cm">
          <draw:text-box>
            <text:p><text:span text:style-name="T4">Falló la </text:span><text:span text:style-name="T4">medición</text:span><text:span text:style-name="T4">, marcó </text:span><text:span text:style-name="T4">0ppm</text:span></text:p>
          </draw:text-box>
        </draw:frame>
        <draw:frame draw:style-name="gr13" draw:text-style-name="P11" draw:layer="layout" svg:width="1.692cm" svg:height="1.016cm" svg:x="12.278cm" svg:y="6.385cm">
          <draw:text-box>
            <text:p><text:span text:style-name="T5">Medición </text:span><text:span text:style-name="T5">correcta.</text:span></text:p>
          </draw:text-box>
        </draw:frame>
        <draw:frame draw:style-name="gr41" draw:text-style-name="P22" draw:layer="layout" svg:width="19.05cm" svg:height="0.727cm" svg:x="12.7cm" svg:y="7.401cm">
          <draw:text-box>
            <text:p text:style-name="P18"><text:span text:style-name="T14">(9)</text:span><text:span text:style-name="T14"><text:tab/></text:span><text:span text:style-name="T14"> <text:s text:c="10"/>(10)</text:span><text:span text:style-name="T14"><text:tab/></text:span><text:span text:style-name="T14"><text:tab/></text:span><text:span text:style-name="T14">(10)</text:span><text:span text:style-name="T14"><text:tab/></text:span><text:span text:style-name="T14"> <text:s text:c="11"/>(10)</text:span><text:span text:style-name="T14"><text:tab/></text:span><text:span text:style-name="T14"> <text:s text:c="9"/></text:span><text:span text:style-name="T14"><text:tab/></text:span><text:span text:style-name="T14"> (10)</text:span><text:span text:style-name="T14"><text:tab/></text:span><text:span text:style-name="T14"> <text:s text:c="15"/></text:span><text:span text:style-name="T14">(10)</text:span><text:span text:style-name="T14"><text:tab/></text:span><text:span text:style-name="T14"> <text:s text:c="3"/>(10)</text:span><text:span text:style-name="T14"><text:tab/></text:span><text:span text:style-name="T14"> <text:s text:c="17"/></text:span><text:span text:style-name="T14">(10)</text:span><text:span text:style-name="T14"><text:tab/></text:span><text:span text:style-name="T14"> <text:s text:c="6"/>(10)</text:span><text:span text:style-name="T14"><text:tab/></text:span><text:span text:style-name="T14"><text:tab/></text:span><text:span text:style-name="T14">(10)</text:span><text:span text:style-name="T14"><text:tab/></text:span><text:span text:style-name="T14"> <text:s text:c="10"/></text:span></text:p>
          </draw:text-box>
        </draw:frame>
        <draw:frame draw:style-name="gr13" draw:text-style-name="P11" draw:layer="layout" svg:width="1.692cm" svg:height="1.016cm" svg:x="14.224cm" svg:y="6.38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6.088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8.12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0.066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2.098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3.962cm" svg:y="6.38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5.994cm" svg:y="6.38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7.94cm" svg:y="6.38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9.972cm" svg:y="6.385cm">
          <draw:text-box>
            <text:p><text:span text:style-name="T5">Medición </text:span><text:span text:style-name="T5">correcta.</text:span></text:p>
          </draw:text-box>
        </draw:frame>
        <draw:measure draw:style-name="gr19" draw:text-style-name="P15" draw:layer="layout" svg:x1="25.722cm" svg:y1="3.044cm" svg:x2="32.512cm" svg:y2="3.048cm">
          <text:p text:style-name="P15"><text:measure text:kind="gap"/></text:p>
        </draw:measure>
        <presentation:notes draw:style-name="dp2">
          <draw:page-thumbnail draw:style-name="gr37" draw:layer="layout" svg:width="19.798cm" svg:height="11.136cm" svg:x="0.6cm" svg:y="2.257cm" draw:page-number="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1" draw:text-style-name="P1" draw:layer="layout" svg:x1="0cm" svg:y1="5.08cm" svg:x2="32.017cm" svg:y2="5.08cm">
          <text:p/>
        </draw:line>
        <draw:custom-shape draw:style-name="gr42" draw:text-style-name="P26" draw:layer="layout" svg:width="0.26cm" svg:height="0.254cm" svg:x="1.19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3.14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692cm" svg:height="1.275cm" svg:x="2.54cm" svg:y="3.297cm">
          <draw:text-box>
            <text:p><text:span text:style-name="T8">31/03</text:span></text:p>
            <text:p><text:span text:style-name="T8">00 hs</text:span></text:p>
          </draw:text-box>
        </draw:frame>
        <draw:measure draw:style-name="gr38" draw:text-style-name="P15" draw:layer="layout" svg:x1="-0.508cm" svg:y1="3.048cm" svg:x2="2.032cm" svg:y2="3.032cm">
          <text:p text:style-name="P15"><text:measure text:kind="gap"/></text:p>
        </draw:measure>
        <draw:measure draw:style-name="gr19" draw:text-style-name="P15" draw:layer="layout" svg:x1="2.031cm" svg:y1="3.028cm" svg:x2="9.838cm" svg:y2="3.044cm">
          <text:p text:style-name="P15"><text:measure text:kind="gap"/></text:p>
        </draw:measure>
        <draw:measure draw:style-name="gr19" draw:text-style-name="P15" draw:layer="layout" svg:x1="9.842cm" svg:y1="3.044cm" svg:x2="17.78cm" svg:y2="3.028cm">
          <text:p text:style-name="P15"><text:measure text:kind="gap"/></text:p>
        </draw:measure>
        <draw:line draw:style-name="gr32" draw:text-style-name="P3" draw:layer="layout" svg:x1="18.796cm" svg:y1="4.572cm" svg:x2="18.796cm" svg:y2="5.842cm">
          <text:p/>
        </draw:lin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28.52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8.128cm" svg:y1="4.826cm" svg:x2="8.128cm" svg:y2="5.334cm">
          <text:p/>
        </draw:line>
        <draw:line draw:style-name="gr3" draw:text-style-name="P3" draw:layer="layout" svg:x1="16.002cm" svg:y1="4.826cm" svg:x2="16.002cm" svg:y2="5.334cm">
          <text:p/>
        </draw:line>
        <draw:line draw:style-name="gr3" draw:text-style-name="P3" draw:layer="layout" svg:x1="10.16cm" svg:y1="4.572cm" svg:x2="10.16cm" svg:y2="5.588cm">
          <text:p/>
        </draw:line>
        <draw:line draw:style-name="gr3" draw:text-style-name="P3" draw:layer="layout" svg:x1="6.14cm" svg:y1="4.826cm" svg:x2="6.14cm" svg:y2="5.334cm">
          <text:p/>
        </draw:line>
        <draw:line draw:style-name="gr3" draw:text-style-name="P3" draw:layer="layout" svg:x1="13.948cm" svg:y1="4.826cm" svg:x2="13.948cm" svg:y2="5.334cm">
          <text:p/>
        </draw:lin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17.78cm" svg:y1="4.572cm" svg:x2="17.78cm" svg:y2="5.588cm">
          <text:p/>
        </draw:line>
        <draw:line draw:style-name="gr3" draw:text-style-name="P3" draw:layer="layout" svg:x1="23.876cm" svg:y1="4.826cm" svg:x2="23.876cm" svg:y2="5.334cm">
          <text:p/>
        </draw:line>
        <draw:line draw:style-name="gr3" draw:text-style-name="P3" draw:layer="layout" svg:x1="4.189cm" svg:y1="4.826cm" svg:x2="4.189cm" svg:y2="5.334cm">
          <text:p/>
        </draw:line>
        <draw:line draw:style-name="gr3" draw:text-style-name="P3" draw:layer="layout" svg:x1="19.803cm" svg:y1="4.826cm" svg:x2="19.803cm" svg:y2="5.334cm">
          <text:p/>
        </draw:line>
        <draw:line draw:style-name="gr3" draw:text-style-name="P3" draw:layer="layout" svg:x1="21.755cm" svg:y1="4.826cm" svg:x2="21.755cm" svg:y2="5.334cm">
          <text:p/>
        </draw:line>
        <draw:line draw:style-name="gr3" draw:text-style-name="P3" draw:layer="layout" svg:x1="27.686cm" svg:y1="4.572cm" svg:x2="27.686cm" svg:y2="5.461cm">
          <text:p/>
        </draw:line>
        <draw:line draw:style-name="gr3" draw:text-style-name="P3" draw:layer="layout" svg:x1="25.654cm" svg:y1="4.826cm" svg:x2="25.654cm" svg:y2="5.334cm">
          <text:p/>
        </draw:line>
        <draw:custom-shape draw:style-name="gr42" draw:text-style-name="P2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30.734cm" svg:height="0.801cm" svg:x="1.016cm" svg:y="4.318cm">
          <draw:text-box>
            <text:p><text:span text:style-name="T10">18 </text:span><text:span text:style-name="T10"><text:tab/></text:span><text:span text:style-name="T10"><text:tab/></text:span><text:span text:style-name="T10"><text:tab/></text:span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text:span text:style-name="T10"><text:tab/></text:span><text:span text:style-name="T10"><text:tab/></text:span><text:span text:style-name="T10"><text:tab/></text:span><text:span text:style-name="T10"> <text:s text:c="2"/>06</text:span><text:span text:style-name="T10"><text:tab/></text:span><text:span text:style-name="T10"> <text:s text:c="12"/></text:span><text:span text:style-name="T10">12</text:span><text:span text:style-name="T10"><text:tab/></text:span><text:span text:style-name="T10"><text:tab/></text:span><text:span text:style-name="T10"> <text:s text:c="3"/>18</text:span><text:span text:style-name="T10"><text:tab/></text:span><text:span text:style-name="T10"><text:tab/></text:span><text:span text:style-name="T10"><text:tab/></text:span><text:span text:style-name="T10"> <text:s text:c="4"/>06</text:span><text:span text:style-name="T10"><text:tab/></text:span><text:span text:style-name="T10"> <text:s text:c="14"/></text:span><text:span text:style-name="T10">12</text:span><text:span text:style-name="T10"><text:tab/></text:span><text:span text:style-name="T10"> <text:s text:c="6"/>18</text:span><text:span text:style-name="T10"><text:tab/></text:span><text:span text:style-name="T10"><text:tab/></text:span><text:span text:style-name="T10"><text:tab/></text:span><text:span text:style-name="T10"> <text:s text:c="7"/>06</text:span><text:span text:style-name="T10"><text:tab/></text:span><text:span text:style-name="T10"><text:tab/></text:span><text:span text:style-name="T10">12</text:span></text:p>
          </draw:text-box>
        </draw:frame>
        <draw:custom-shape draw:style-name="gr42" draw:text-style-name="P26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63cm" svg:y1="4.826cm" svg:x2="29.563cm" svg:y2="5.334cm">
          <text:p/>
        </draw:line>
        <draw:line draw:style-name="gr32" draw:text-style-name="P3" draw:layer="layout" svg:x1="11.176cm" svg:y1="4.572cm" svg:x2="11.176cm" svg:y2="5.842cm">
          <text:p/>
        </draw:line>
        <draw:line draw:style-name="gr3" draw:text-style-name="P3" draw:layer="layout" svg:x1="2.286cm" svg:y1="4.572cm" svg:x2="2.286cm" svg:y2="5.588cm">
          <text:p/>
        </draw:line>
        <draw:line draw:style-name="gr32" draw:text-style-name="P3" draw:layer="layout" svg:x1="26.67cm" svg:y1="4.572cm" svg:x2="26.67cm" svg:y2="5.842cm">
          <text:p/>
        </draw:line>
        <draw:frame draw:style-name="gr18" draw:text-style-name="P14" draw:layer="layout" svg:width="1.692cm" svg:height="1.275cm" svg:x="10.304cm" svg:y="3.556cm">
          <draw:text-box>
            <text:p><text:span text:style-name="T8">01/04</text:span></text:p>
            <text:p><text:span text:style-name="T8">00 hs</text:span></text:p>
          </draw:text-box>
        </draw:frame>
        <draw:line draw:style-name="gr32" draw:text-style-name="P3" draw:layer="layout" svg:x1="3.302cm" svg:y1="4.572cm" svg:x2="3.302cm" svg:y2="5.842cm">
          <text:p/>
        </draw:line>
        <draw:line draw:style-name="gr32" draw:text-style-name="P3" draw:layer="layout" svg:x1="11.176cm" svg:y1="4.572cm" svg:x2="11.176cm" svg:y2="5.842cm">
          <text:p/>
        </draw:line>
        <draw:frame draw:style-name="gr18" draw:text-style-name="P14" draw:layer="layout" svg:width="1.692cm" svg:height="1.275cm" svg:x="18.034cm" svg:y="3.551cm">
          <draw:text-box>
            <text:p><text:span text:style-name="T8">02/04</text:span></text:p>
            <text:p><text:span text:style-name="T8">00 hs</text:span></text:p>
          </draw:text-box>
        </draw:frame>
        <draw:frame draw:style-name="gr18" draw:text-style-name="P14" draw:layer="layout" svg:width="1.692cm" svg:height="1.275cm" svg:x="25.74cm" svg:y="3.551cm">
          <draw:text-box>
            <text:p><text:span text:style-name="T8">03/04</text:span></text:p>
            <text:p><text:span text:style-name="T8">00 hs</text:span></text:p>
          </draw:text-box>
        </draw:frame>
        <draw:frame draw:style-name="gr20" draw:text-style-name="P16" draw:layer="layout" svg:width="26.935cm" svg:height="0.853cm" svg:x="3.799cm" svg:y="1.433cm">
          <draw:text-box>
            <text:p><text:span text:style-name="T9">Día 8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9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</text:span><text:span text:style-name="T9">10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</text:span><text:span text:style-name="T9">11</text:span></text:p>
          </draw:text-box>
        </draw:frame>
        <draw:measure draw:style-name="gr19" draw:text-style-name="P15" draw:layer="layout" svg:x1="17.782cm" svg:y1="3.044cm" svg:x2="25.72cm" svg:y2="3.028cm">
          <text:p text:style-name="P15"><text:measure text:kind="gap"/></text:p>
        </draw:measure>
        <draw:frame draw:style-name="gr25" draw:text-style-name="P2" draw:layer="layout" svg:width="31.242cm" svg:height="0.963cm" svg:x="0.762cm" svg:y="5.842cm">
          <draw:text-box>
            <text:p><text:span text:style-name="T17">20 h</text:span><text:span text:style-name="T17"><text:tab/></text:span><text:span text:style-name="T17"> <text:s text:c="5"/>02 h</text:span><text:span text:style-name="T17"><text:tab/></text:span><text:span text:style-name="T17"><text:tab/></text:span><text:span text:style-name="T17"> 08 h</text:span><text:span text:style-name="T17"><text:tab/></text:span><text:span text:style-name="T17"> <text:s text:c="7"/>14 </text:span><text:span text:style-name="T17">h</text:span><text:span text:style-name="T17"><text:tab/></text:span><text:span text:style-name="T17"> <text:s text:c="2"/>20 h</text:span><text:span text:style-name="T17"><text:tab/></text:span><text:span text:style-name="T13"><text:tab/></text:span><text:span text:style-name="T13">02h</text:span><text:span text:style-name="T13"><text:tab/></text:span><text:span text:style-name="T13"> <text:s text:c="4"/>8 h</text:span><text:span text:style-name="T13"><text:tab/></text:span><text:span text:style-name="T13"> <text:s text:c="9"/>14 </text:span><text:span text:style-name="T13">h</text:span><text:span text:style-name="T13"><text:tab/></text:span><text:span text:style-name="T13"> <text:s text:c="2"/>20 h</text:span><text:span text:style-name="T13"><text:tab/></text:span><text:span text:style-name="T13"> <text:s text:c="12"/></text:span><text:span text:style-name="T13">02 h</text:span><text:span text:style-name="T13"><text:tab/></text:span><text:span text:style-name="T13"> <text:s text:c="5"/>08h</text:span><text:span text:style-name="T13"><text:tab/></text:span><text:span text:style-name="T13"><text:tab/></text:span><text:span text:style-name="T13"><text:tab/></text:span><text:span text:style-name="T13"> <text:s text:c="5"/></text:span><text:span text:style-name="T13">16.30 h</text:span><text:span text:style-name="T13"><text:tab/></text:span><text:span text:style-name="T13">23.30</text:span><text:span text:style-name="T13"><text:tab/></text:span><text:span text:style-name="T13"><text:tab/></text:span><text:span text:style-name="T13"> <text:s/></text:span><text:span text:style-name="T13"><text:tab/></text:span><text:span text:style-name="T13">13.30h</text:span></text:p>
          </draw:text-box>
        </draw:frame>
        <draw:frame draw:style-name="gr13" draw:text-style-name="P11" draw:layer="layout" svg:width="1.692cm" svg:height="1.016cm" svg:x="12.278cm" svg:y="6.385cm">
          <draw:text-box>
            <text:p><text:span text:style-name="T5">Medición </text:span><text:span text:style-name="T5">correcta.</text:span></text:p>
          </draw:text-box>
        </draw:frame>
        <draw:frame draw:style-name="gr43" draw:text-style-name="P22" draw:layer="layout" svg:width="20.828cm" svg:height="0.727cm" svg:x="10.922cm" svg:y="7.401cm">
          <draw:text-box>
            <text:p text:style-name="P18"><text:span text:style-name="T14">(11)</text:span><text:span text:style-name="T14"><text:tab/></text:span><text:span text:style-name="T14"> <text:s text:c="10"/>(11)</text:span><text:span text:style-name="T14"><text:tab/></text:span><text:span text:style-name="T14"><text:tab/></text:span><text:span text:style-name="T14">(11)</text:span><text:span text:style-name="T14"><text:tab/></text:span><text:span text:style-name="T14"> <text:s text:c="11"/>(11)</text:span><text:span text:style-name="T14"><text:tab/></text:span><text:span text:style-name="T14"> <text:s text:c="9"/></text:span><text:span text:style-name="T14"><text:tab/></text:span><text:span text:style-name="T14"> (11) <text:s text:c="14"/></text:span><text:span text:style-name="T14"><text:s text:c="11"/>(11)</text:span><text:span text:style-name="T14"><text:tab/></text:span><text:span text:style-name="T14"><text:tab/></text:span><text:span text:style-name="T14"><text:tab/></text:span><text:span text:style-name="T14"> <text:s text:c="11"/>(12) <text:s text:c="2"/></text:span><text:span text:style-name="T14"><text:tab/></text:span><text:span text:style-name="T14">(13)</text:span><text:span text:style-name="T14"><text:tab/></text:span><text:span text:style-name="T14"><text:tab/></text:span><text:span text:style-name="T14"><text:tab/></text:span><text:span text:style-name="T14"> <text:s text:c="6"/>(14)</text:span><text:span text:style-name="T14"><text:tab/></text:span><text:span text:style-name="T14"><text:tab/></text:span><text:span text:style-name="T14">(10)</text:span><text:span text:style-name="T14"><text:tab/></text:span><text:span text:style-name="T14"> <text:s text:c="10"/></text:span></text:p>
          </draw:text-box>
        </draw:frame>
        <draw:frame draw:style-name="gr13" draw:text-style-name="P11" draw:layer="layout" svg:width="1.692cm" svg:height="1.016cm" svg:x="14.224cm" svg:y="6.38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6.088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8.12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0.066cm" svg:y="6.35cm">
          <draw:text-box>
            <text:p><text:span text:style-name="T5">Medición </text:span><text:span text:style-name="T5">correcta.</text:span></text:p>
          </draw:text-box>
        </draw:frame>
        <draw:frame draw:style-name="gr44" draw:text-style-name="P10" draw:layer="layout" svg:width="1.692cm" svg:height="1.016cm" svg:x="22.098cm" svg:y="6.35cm">
          <draw:text-box>
            <text:p><text:span text:style-name="T4">Medición </text:span><text:span text:style-name="T4">perdida.</text:span></text:p>
          </draw:text-box>
        </draw:frame>
        <draw:frame draw:style-name="gr13" draw:text-style-name="P11" draw:layer="layout" svg:width="1.692cm" svg:height="1.016cm" svg:x="23.962cm" svg:y="6.38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9.972cm" svg:y="6.35cm">
          <draw:text-box>
            <text:p><text:span text:style-name="T5">Medición </text:span><text:span text:style-name="T5">correcta.</text:span></text:p>
          </draw:text-box>
        </draw:frame>
        <draw:measure draw:style-name="gr19" draw:text-style-name="P15" draw:layer="layout" svg:x1="25.722cm" svg:y1="3.044cm" svg:x2="32.512cm" svg:y2="3.048cm">
          <text:p text:style-name="P15"><text:measure text:kind="gap"/></text:p>
        </draw:measure>
        <draw:frame draw:style-name="gr45" draw:text-style-name="P10" draw:layer="layout" svg:width="1.778cm" svg:height="1.523cm" svg:x="6.35cm" svg:y="6.35cm">
          <draw:text-box>
            <text:p><text:span text:style-name="T4">Falló la </text:span><text:span text:style-name="T4">medición</text:span><text:span text:style-name="T4">, marcó </text:span><text:span text:style-name="T4">0ppm</text:span></text:p>
          </draw:text-box>
        </draw:frame>
        <draw:frame draw:style-name="gr45" draw:text-style-name="P10" draw:layer="layout" svg:width="1.778cm" svg:height="1.523cm" svg:x="4.318cm" svg:y="6.351cm">
          <draw:text-box>
            <text:p><text:span text:style-name="T4">Falló la </text:span><text:span text:style-name="T4">medición</text:span><text:span text:style-name="T4">, marcó </text:span><text:span text:style-name="T4">0ppm</text:span></text:p>
          </draw:text-box>
        </draw:frame>
        <draw:frame draw:style-name="gr45" draw:text-style-name="P10" draw:layer="layout" svg:width="1.778cm" svg:height="1.523cm" svg:x="2.286cm" svg:y="6.351cm">
          <draw:text-box>
            <text:p><text:span text:style-name="T4">Falló la </text:span><text:span text:style-name="T4">medición</text:span><text:span text:style-name="T4">, marcó </text:span><text:span text:style-name="T4">0ppm</text:span></text:p>
          </draw:text-box>
        </draw:frame>
        <draw:frame draw:style-name="gr45" draw:text-style-name="P10" draw:layer="layout" svg:width="1.778cm" svg:height="1.523cm" svg:x="0.254cm" svg:y="6.351cm">
          <draw:text-box>
            <text:p><text:span text:style-name="T4">Falló la </text:span><text:span text:style-name="T4">medición</text:span><text:span text:style-name="T4">, marcó </text:span><text:span text:style-name="T4">0ppm</text:span></text:p>
          </draw:text-box>
        </draw:frame>
        <draw:frame draw:style-name="gr45" draw:text-style-name="P10" draw:layer="layout" svg:width="1.778cm" svg:height="1.523cm" svg:x="8.382cm" svg:y="6.351cm">
          <draw:text-box>
            <text:p><text:span text:style-name="T4">Falló la </text:span><text:span text:style-name="T4">medición</text:span><text:span text:style-name="T4">, marcó </text:span><text:span text:style-name="T4">0ppm</text:span></text:p>
          </draw:text-box>
        </draw:frame>
        <draw:frame draw:style-name="gr13" draw:text-style-name="P11" draw:layer="layout" svg:width="1.692cm" svg:height="1.016cm" svg:x="10.414cm" svg:y="6.35cm">
          <draw:text-box>
            <text:p><text:span text:style-name="T5">Medición </text:span><text:span text:style-name="T5">correcta.</text:span></text:p>
          </draw:text-box>
        </draw:frame>
        <draw:frame draw:style-name="gr46" draw:text-style-name="P10" draw:layer="layout" svg:width="1.692cm" svg:height="2.159cm" svg:x="28.026cm" svg:y="6.35cm">
          <draw:text-box>
            <text:p><text:span text:style-name="T4">Medición </text:span><text:span text:style-name="T4">perdida. </text:span><text:span text:style-name="T4">Marcó </text:span><text:span text:style-name="T4">0ppm en </text:span><text:span text:style-name="T4">la última </text:span><text:span text:style-name="T4">línea</text:span></text:p>
          </draw:text-box>
        </draw:frame>
        <draw:frame draw:style-name="gr13" draw:text-style-name="P11" draw:layer="layout" svg:width="1.692cm" svg:height="1.016cm" svg:x="25.994cm" svg:y="6.385cm">
          <draw:text-box>
            <text:p><text:span text:style-name="T5">Medición </text:span><text:span text:style-name="T5">correcta.</text:span></text:p>
          </draw:text-box>
        </draw:frame>
        <presentation:notes draw:style-name="dp2">
          <draw:page-thumbnail draw:style-name="gr37" draw:layer="layout" svg:width="19.798cm" svg:height="11.136cm" svg:x="0.6cm" svg:y="2.257cm" draw:page-number="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1" draw:text-style-name="P1" draw:layer="layout" svg:x1="0cm" svg:y1="5.08cm" svg:x2="32.017cm" svg:y2="5.08cm">
          <text:p/>
        </draw:line>
        <draw:custom-shape draw:style-name="gr8" draw:text-style-name="P7" draw:layer="layout" svg:width="0.26cm" svg:height="0.254cm" svg:x="1.19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.14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692cm" svg:height="1.275cm" svg:x="2.54cm" svg:y="3.297cm">
          <draw:text-box>
            <text:p><text:span text:style-name="T8">04/04</text:span></text:p>
            <text:p><text:span text:style-name="T8">00 hs</text:span></text:p>
          </draw:text-box>
        </draw:frame>
        <draw:measure draw:style-name="gr38" draw:text-style-name="P15" draw:layer="layout" svg:x1="-0.508cm" svg:y1="3.048cm" svg:x2="2.032cm" svg:y2="3.032cm">
          <text:p text:style-name="P15"><text:measure text:kind="gap"/></text:p>
        </draw:measure>
        <draw:measure draw:style-name="gr19" draw:text-style-name="P15" draw:layer="layout" svg:x1="2.031cm" svg:y1="3.028cm" svg:x2="9.838cm" svg:y2="3.044cm">
          <text:p text:style-name="P15"><text:measure text:kind="gap"/></text:p>
        </draw:measure>
        <draw:measure draw:style-name="gr19" draw:text-style-name="P15" draw:layer="layout" svg:x1="9.842cm" svg:y1="3.044cm" svg:x2="17.78cm" svg:y2="3.028cm">
          <text:p text:style-name="P15"><text:measure text:kind="gap"/></text:p>
        </draw:measure>
        <draw:line draw:style-name="gr32" draw:text-style-name="P3" draw:layer="layout" svg:x1="18.796cm" svg:y1="4.572cm" svg:x2="18.796cm" svg:y2="5.842cm">
          <text:p/>
        </draw:lin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8.52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8.128cm" svg:y1="4.826cm" svg:x2="8.128cm" svg:y2="5.334cm">
          <text:p/>
        </draw:line>
        <draw:line draw:style-name="gr3" draw:text-style-name="P3" draw:layer="layout" svg:x1="16.002cm" svg:y1="4.826cm" svg:x2="16.002cm" svg:y2="5.334cm">
          <text:p/>
        </draw:line>
        <draw:line draw:style-name="gr3" draw:text-style-name="P3" draw:layer="layout" svg:x1="10.16cm" svg:y1="4.572cm" svg:x2="10.16cm" svg:y2="5.588cm">
          <text:p/>
        </draw:line>
        <draw:line draw:style-name="gr3" draw:text-style-name="P3" draw:layer="layout" svg:x1="6.14cm" svg:y1="4.826cm" svg:x2="6.14cm" svg:y2="5.334cm">
          <text:p/>
        </draw:line>
        <draw:line draw:style-name="gr3" draw:text-style-name="P3" draw:layer="layout" svg:x1="13.948cm" svg:y1="4.826cm" svg:x2="13.948cm" svg:y2="5.334cm">
          <text:p/>
        </draw:lin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17.78cm" svg:y1="4.572cm" svg:x2="17.78cm" svg:y2="5.588cm">
          <text:p/>
        </draw:line>
        <draw:line draw:style-name="gr3" draw:text-style-name="P3" draw:layer="layout" svg:x1="23.876cm" svg:y1="4.826cm" svg:x2="23.876cm" svg:y2="5.334cm">
          <text:p/>
        </draw:line>
        <draw:line draw:style-name="gr3" draw:text-style-name="P3" draw:layer="layout" svg:x1="4.189cm" svg:y1="4.826cm" svg:x2="4.189cm" svg:y2="5.334cm">
          <text:p/>
        </draw:line>
        <draw:line draw:style-name="gr3" draw:text-style-name="P3" draw:layer="layout" svg:x1="19.803cm" svg:y1="4.826cm" svg:x2="19.803cm" svg:y2="5.334cm">
          <text:p/>
        </draw:line>
        <draw:line draw:style-name="gr3" draw:text-style-name="P3" draw:layer="layout" svg:x1="21.755cm" svg:y1="4.826cm" svg:x2="21.755cm" svg:y2="5.334cm">
          <text:p/>
        </draw:line>
        <draw:line draw:style-name="gr3" draw:text-style-name="P3" draw:layer="layout" svg:x1="27.686cm" svg:y1="4.572cm" svg:x2="27.686cm" svg:y2="5.461cm">
          <text:p/>
        </draw:line>
        <draw:line draw:style-name="gr3" draw:text-style-name="P3" draw:layer="layout" svg:x1="25.654cm" svg:y1="4.826cm" svg:x2="25.654cm" svg:y2="5.334cm">
          <text:p/>
        </draw:line>
        <draw:custom-shape draw:style-name="gr42" draw:text-style-name="P2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30.734cm" svg:height="0.801cm" svg:x="1.016cm" svg:y="4.318cm">
          <draw:text-box>
            <text:p><text:span text:style-name="T10">18 </text:span><text:span text:style-name="T10"><text:tab/></text:span><text:span text:style-name="T10"><text:tab/></text:span><text:span text:style-name="T10"><text:tab/></text:span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text:span text:style-name="T10"><text:tab/></text:span><text:span text:style-name="T10"><text:tab/></text:span><text:span text:style-name="T10"><text:tab/></text:span><text:span text:style-name="T10"> <text:s text:c="2"/>06</text:span><text:span text:style-name="T10"><text:tab/></text:span><text:span text:style-name="T10"> <text:s text:c="12"/></text:span><text:span text:style-name="T10">12</text:span><text:span text:style-name="T10"><text:tab/></text:span><text:span text:style-name="T10"><text:tab/></text:span><text:span text:style-name="T10"> <text:s text:c="3"/>18</text:span><text:span text:style-name="T10"><text:tab/></text:span><text:span text:style-name="T10"><text:tab/></text:span><text:span text:style-name="T10"><text:tab/></text:span><text:span text:style-name="T10"> <text:s text:c="4"/>06</text:span><text:span text:style-name="T10"><text:tab/></text:span><text:span text:style-name="T10"> <text:s text:c="14"/></text:span><text:span text:style-name="T10">12</text:span><text:span text:style-name="T10"><text:tab/></text:span><text:span text:style-name="T10"> <text:s text:c="6"/>18</text:span><text:span text:style-name="T10"><text:tab/></text:span><text:span text:style-name="T10"><text:tab/></text:span><text:span text:style-name="T10"><text:tab/></text:span><text:span text:style-name="T10"> <text:s text:c="7"/>06</text:span><text:span text:style-name="T10"><text:tab/></text:span><text:span text:style-name="T10"><text:tab/></text:span><text:span text:style-name="T10">12</text:span></text:p>
          </draw:text-box>
        </draw:fram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63cm" svg:y1="4.826cm" svg:x2="29.563cm" svg:y2="5.334cm">
          <text:p/>
        </draw:line>
        <draw:line draw:style-name="gr32" draw:text-style-name="P3" draw:layer="layout" svg:x1="11.176cm" svg:y1="4.572cm" svg:x2="11.176cm" svg:y2="5.842cm">
          <text:p/>
        </draw:line>
        <draw:line draw:style-name="gr3" draw:text-style-name="P3" draw:layer="layout" svg:x1="2.286cm" svg:y1="4.572cm" svg:x2="2.286cm" svg:y2="5.588cm">
          <text:p/>
        </draw:line>
        <draw:line draw:style-name="gr32" draw:text-style-name="P3" draw:layer="layout" svg:x1="26.67cm" svg:y1="4.572cm" svg:x2="26.67cm" svg:y2="5.842cm">
          <text:p/>
        </draw:line>
        <draw:frame draw:style-name="gr18" draw:text-style-name="P14" draw:layer="layout" svg:width="1.692cm" svg:height="1.275cm" svg:x="10.304cm" svg:y="3.556cm">
          <draw:text-box>
            <text:p><text:span text:style-name="T8">05/04</text:span></text:p>
            <text:p><text:span text:style-name="T8">00 hs</text:span></text:p>
          </draw:text-box>
        </draw:frame>
        <draw:line draw:style-name="gr32" draw:text-style-name="P3" draw:layer="layout" svg:x1="3.302cm" svg:y1="4.572cm" svg:x2="3.302cm" svg:y2="5.842cm">
          <text:p/>
        </draw:line>
        <draw:line draw:style-name="gr32" draw:text-style-name="P3" draw:layer="layout" svg:x1="11.176cm" svg:y1="4.572cm" svg:x2="11.176cm" svg:y2="5.842cm">
          <text:p/>
        </draw:line>
        <draw:frame draw:style-name="gr18" draw:text-style-name="P14" draw:layer="layout" svg:width="1.692cm" svg:height="1.275cm" svg:x="18.034cm" svg:y="3.551cm">
          <draw:text-box>
            <text:p><text:span text:style-name="T8">06/04</text:span></text:p>
            <text:p><text:span text:style-name="T8">00 hs</text:span></text:p>
          </draw:text-box>
        </draw:frame>
        <draw:frame draw:style-name="gr18" draw:text-style-name="P14" draw:layer="layout" svg:width="1.692cm" svg:height="1.275cm" svg:x="25.74cm" svg:y="3.551cm">
          <draw:text-box>
            <text:p><text:span text:style-name="T8">07/04</text:span></text:p>
            <text:p><text:span text:style-name="T8">00 hs</text:span></text:p>
          </draw:text-box>
        </draw:frame>
        <draw:frame draw:style-name="gr47" draw:text-style-name="P16" draw:layer="layout" svg:width="27.951cm" svg:height="1.199cm" svg:x="3.799cm" svg:y="1.433cm">
          <draw:text-box>
            <text:p><text:span text:style-name="T9">Día </text:span><text:span text:style-name="T9">12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</text:span><text:span text:style-name="T9">13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</text:span><text:span text:style-name="T9">14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</text:span><text:span text:style-name="T9">15</text:span></text:p>
          </draw:text-box>
        </draw:frame>
        <draw:measure draw:style-name="gr19" draw:text-style-name="P15" draw:layer="layout" svg:x1="17.782cm" svg:y1="3.044cm" svg:x2="25.72cm" svg:y2="3.028cm">
          <text:p text:style-name="P15"><text:measure text:kind="gap"/></text:p>
        </draw:measure>
        <draw:frame draw:style-name="gr25" draw:text-style-name="P2" draw:layer="layout" svg:width="31.242cm" svg:height="0.963cm" svg:x="0.762cm" svg:y="5.842cm">
          <draw:text-box>
            <text:p><text:span text:style-name="T13">18.30 h</text:span><text:span text:style-name="T13"><text:tab/></text:span><text:span text:style-name="T13"> <text:s text:c="5"/></text:span><text:span text:style-name="T13">00.30 h</text:span><text:span text:style-name="T17"><text:tab/></text:span><text:span text:style-name="T17"> 6.30</text:span><text:span text:style-name="T17"><text:tab/></text:span><text:span text:style-name="T17"> <text:s text:c="7"/></text:span><text:span text:style-name="T13">12.30</text:span><text:span text:style-name="T13"><text:tab/></text:span><text:span text:style-name="T13"> <text:s text:c="2"/>18.30 </text:span><text:span text:style-name="T13">h <text:s text:c="7"/></text:span><text:span text:style-name="T13">00.30 h</text:span><text:span text:style-name="T13"><text:tab/></text:span><text:span text:style-name="T13"> <text:s/>06.30h</text:span><text:span text:style-name="T13"><text:tab/></text:span><text:span text:style-name="T13"> <text:s text:c="9"/></text:span><text:span text:style-name="T13">12.30 h</text:span><text:span text:style-name="T13"><text:tab/></text:span><text:span text:style-name="T13"> <text:s text:c="3"/>18.30 </text:span><text:span text:style-name="T13">h <text:s text:c="7"/></text:span><text:span text:style-name="T13">23.30 h</text:span><text:span text:style-name="T13"><text:tab/></text:span><text:span text:style-name="T13"> <text:s/>05.30 </text:span><text:span text:style-name="T13">h</text:span><text:span text:style-name="T13"><text:tab/></text:span><text:span text:style-name="T13"> <text:s text:c="10"/></text:span><text:span text:style-name="T13">11.30h</text:span><text:span text:style-name="T13"><text:tab/></text:span><text:span text:style-name="T13"> <text:s text:c="3"/>17.30</text:span><text:span text:style-name="T13"><text:tab/></text:span><text:span text:style-name="T13"><text:tab/></text:span><text:span text:style-name="T13">23.30</text:span><text:span text:style-name="T13"><text:tab/></text:span><text:span text:style-name="T13"> <text:s text:c="4"/></text:span><text:span text:style-name="T13">05.30</text:span><text:span text:style-name="T13"><text:tab/></text:span><text:span text:style-name="T13"><text:tab/></text:span><text:span text:style-name="T13">11.30</text:span></text:p>
          </draw:text-box>
        </draw:frame>
        <draw:frame draw:style-name="gr13" draw:text-style-name="P11" draw:layer="layout" svg:width="1.692cm" svg:height="1.016cm" svg:x="12.278cm" svg:y="6.385cm">
          <draw:text-box>
            <text:p><text:span text:style-name="T5">Medición </text:span><text:span text:style-name="T5">correcta.</text:span></text:p>
          </draw:text-box>
        </draw:frame>
        <draw:frame draw:style-name="gr48" draw:text-style-name="P22" draw:layer="layout" svg:width="30.988cm" svg:height="0.727cm" svg:x="0.762cm" svg:y="7.401cm">
          <draw:text-box>
            <text:p text:style-name="P18"><text:span text:style-name="T14">(15)</text:span><text:span text:style-name="T14"><text:tab/></text:span><text:span text:style-name="T14"> <text:s text:c="10"/>(15)</text:span><text:span text:style-name="T14"><text:tab/></text:span><text:span text:style-name="T14"><text:tab/></text:span><text:span text:style-name="T14"><text:tab/></text:span><text:span text:style-name="T14"> <text:s text:c="14"/>(16)</text:span><text:span text:style-name="T14"><text:tab/></text:span><text:span text:style-name="T14"> <text:s text:c="7"/>(16)</text:span><text:span text:style-name="T14"><text:tab/></text:span><text:span text:style-name="T14"> <text:s text:c="9"/></text:span><text:span text:style-name="T14"><text:tab/></text:span><text:span text:style-name="T14">(16) <text:s text:c="15"/></text:span><text:span text:style-name="T14"><text:s text:c="7"/>(16)</text:span><text:span text:style-name="T14"><text:tab/></text:span><text:span text:style-name="T14"><text:tab/></text:span><text:span text:style-name="T14">(16)</text:span><text:span text:style-name="T14"><text:tab/></text:span><text:span text:style-name="T14"> <text:s text:c="8"/>(16)</text:span><text:span text:style-name="T14"><text:tab/></text:span><text:span text:style-name="T14"><text:tab/></text:span><text:span text:style-name="T18">(17)</text:span><text:span text:style-name="T14"><text:tab/></text:span><text:span text:style-name="T14"> <text:s text:c="5"/>(17)</text:span><text:span text:style-name="T14"><text:tab/></text:span><text:span text:style-name="T14"><text:tab/></text:span><text:span text:style-name="T14">(17)</text:span><text:span text:style-name="T14"><text:tab/></text:span><text:span text:style-name="T14"> <text:s text:c="8"/>(17)</text:span><text:span text:style-name="T14"><text:tab/></text:span><text:span text:style-name="T14"><text:tab/></text:span><text:span text:style-name="T14">(17)</text:span><text:span text:style-name="T14"><text:tab/></text:span><text:span text:style-name="T14"> <text:s text:c="8"/>(17)</text:span><text:span text:style-name="T14"><text:tab/></text:span><text:span text:style-name="T14"><text:tab/></text:span><text:span text:style-name="T14">(17)</text:span><text:span text:style-name="T14"><text:tab/></text:span><text:span text:style-name="T14"><text:tab/></text:span><text:span text:style-name="T14"> <text:s text:c="10"/></text:span></text:p>
          </draw:text-box>
        </draw:frame>
        <draw:frame draw:style-name="gr13" draw:text-style-name="P11" draw:layer="layout" svg:width="1.692cm" svg:height="1.016cm" svg:x="14.224cm" svg:y="6.38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6.088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7.452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9.484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0.914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9.718cm" svg:y="6.35cm">
          <draw:text-box>
            <text:p><text:span text:style-name="T5">Medición </text:span><text:span text:style-name="T5">correcta.</text:span></text:p>
          </draw:text-box>
        </draw:frame>
        <draw:measure draw:style-name="gr19" draw:text-style-name="P15" draw:layer="layout" svg:x1="25.722cm" svg:y1="3.044cm" svg:x2="32.512cm" svg:y2="3.048cm">
          <text:p text:style-name="P15"><text:measure text:kind="gap"/></text:p>
        </draw:measure>
        <draw:frame draw:style-name="gr45" draw:text-style-name="P10" draw:layer="layout" svg:width="1.778cm" svg:height="1.523cm" svg:x="4.318cm" svg:y="6.35cm">
          <draw:text-box>
            <text:p><text:span text:style-name="T4">Falló la </text:span><text:span text:style-name="T4">medición</text:span><text:span text:style-name="T4">, marcó </text:span><text:span text:style-name="T4">0ppm</text:span></text:p>
          </draw:text-box>
        </draw:frame>
        <draw:frame draw:style-name="gr49" draw:text-style-name="P27" draw:layer="layout" svg:width="1.778cm" svg:height="3.431cm" svg:x="3.556cm" svg:y="8.382cm">
          <draw:text-box>
            <text:p><text:span text:style-name="T19">Falló la </text:span><text:span text:style-name="T19">4ta línea, </text:span><text:span text:style-name="T19">marcó </text:span><text:span text:style-name="T19">0ppm, </text:span><text:span text:style-name="T19">pero dejé </text:span><text:span text:style-name="T19">las </text:span><text:span text:style-name="T19">demás </text:span><text:span text:style-name="T19">igual. </text:span><text:span text:style-name="T19">Sino </text:span><text:span text:style-name="T19">SACAR</text:span></text:p>
          </draw:text-box>
        </draw:frame>
        <draw:frame draw:style-name="gr13" draw:text-style-name="P11" draw:layer="layout" svg:width="1.692cm" svg:height="1.016cm" svg:x="10.414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1.93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0.508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.372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.524cm" svg:y="8.382cm">
          <draw:text-box>
            <text:p><text:span text:style-name="T5">Medición </text:span><text:span text:style-name="T5">correcta.</text:span></text:p>
          </draw:text-box>
        </draw:frame>
        <draw:frame draw:style-name="gr25" draw:text-style-name="P2" draw:layer="layout" svg:width="3.81cm" svg:height="0.963cm" svg:x="1.524cm" svg:y="7.927cm">
          <draw:text-box>
            <text:p><text:span text:style-name="T13">21.30 h</text:span><text:span text:style-name="T13"><text:tab/></text:span><text:span text:style-name="T13"> <text:s text:c="8"/></text:span><text:span text:style-name="T20">03.30 </text:span><text:span text:style-name="T13"><text:tab/></text:span><text:span text:style-name="T13"> <text:s text:c="4"/></text:span></text:p>
          </draw:text-box>
        </draw:frame>
        <draw:frame draw:style-name="gr26" draw:text-style-name="P21" draw:layer="layout" svg:width="1.041cm" svg:height="0.635cm" svg:x="1.778cm" svg:y="9.398cm">
          <draw:text-box>
            <text:p><text:span text:style-name="T12">(15)</text:span></text:p>
          </draw:text-box>
        </draw:frame>
        <draw:frame draw:style-name="gr13" draw:text-style-name="P11" draw:layer="layout" svg:width="1.692cm" svg:height="1.016cm" svg:x="6.35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8.468cm" svg:y="6.38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1.516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3.462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5.326cm" svg:y="8.382cm">
          <draw:text-box>
            <text:p><text:span text:style-name="T5">Medición </text:span><text:span text:style-name="T5">correcta.</text:span></text:p>
          </draw:text-box>
        </draw:frame>
        <draw:frame draw:style-name="gr50" draw:text-style-name="P28" draw:layer="layout" svg:width="24.892cm" svg:height="0.963cm" svg:x="7.72cm" svg:y="7.874cm">
          <draw:text-box>
            <text:p text:style-name="P18"><text:span text:style-name="T13">15.30 h</text:span><text:span text:style-name="T13"><text:tab/></text:span><text:span text:style-name="T13"> <text:s text:c="7"/></text:span><text:span text:style-name="T13">21.30 h <text:s/></text:span><text:span text:style-name="T13"><text:s text:c="9"/></text:span><text:span text:style-name="T13">03.30 h <text:s/></text:span><text:span text:style-name="T13"><text:s text:c="7"/></text:span><text:span text:style-name="T13">09:30 h</text:span><text:span text:style-name="T13"><text:tab/></text:span><text:span text:style-name="T13"> <text:s/>15:30 </text:span><text:span text:style-name="T13">h</text:span><text:span text:style-name="T13"><text:tab/></text:span><text:span text:style-name="T13"><text:tab/></text:span><text:span text:style-name="T13"><text:tab/></text:span><text:span text:style-name="T13">02.30</text:span><text:span text:style-name="T13"><text:tab/></text:span><text:span text:style-name="T13"> <text:s text:c="10"/></text:span><text:span text:style-name="T13">08.30</text:span><text:span text:style-name="T13"><text:tab/></text:span><text:span text:style-name="T13">14.30</text:span><text:span text:style-name="T13"><text:tab/></text:span><text:span text:style-name="T13"> <text:s text:c="6"/></text:span><text:span text:style-name="T13">20.30</text:span><text:span text:style-name="T13"><text:tab/></text:span><text:span text:style-name="T13">02.30</text:span><text:span text:style-name="T13"><text:tab/></text:span><text:span text:style-name="T13"><text:tab/></text:span><text:span text:style-name="T13">08.30</text:span><text:span text:style-name="T13"><text:tab/></text:span><text:span text:style-name="T13"> <text:s/>14.30</text:span></text:p>
          </draw:text-box>
        </draw:frame>
        <draw:frame draw:style-name="gr51" draw:text-style-name="P22" draw:layer="layout" svg:width="30.988cm" svg:height="0.727cm" svg:x="7.62cm" svg:y="9.398cm">
          <draw:text-box>
            <text:p text:style-name="P18"><text:span text:style-name="T14"><text:s text:c="4"/></text:span><text:span text:style-name="T14">(16)</text:span><text:span text:style-name="T14"><text:tab/></text:span><text:span text:style-name="T14"> <text:s text:c="17"/></text:span><text:span text:style-name="T14">(16)</text:span><text:span text:style-name="T14"><text:tab/></text:span><text:span text:style-name="T14"> <text:s text:c="9"/>(16) <text:s text:c="5"/></text:span><text:span text:style-name="T14"><text:s text:c="17"/></text:span><text:span text:style-name="T14">(16)</text:span><text:span text:style-name="T14"><text:tab/></text:span><text:span text:style-name="T14"> <text:s text:c="7"/>(16)</text:span><text:span text:style-name="T14"><text:tab/></text:span><text:span text:style-name="T14"> <text:s text:c="6"/></text:span><text:span text:style-name="T14"><text:tab/></text:span><text:span text:style-name="T14"><text:tab/></text:span><text:span text:style-name="T14"> <text:s text:c="3"/>(17)</text:span><text:span text:style-name="T14"><text:tab/></text:span><text:span text:style-name="T14"><text:tab/></text:span><text:span text:style-name="T14">(17)</text:span><text:span text:style-name="T14"><text:tab/></text:span><text:span text:style-name="T14"> <text:s text:c="6"/>(17)</text:span><text:span text:style-name="T14"><text:tab/></text:span><text:span text:style-name="T14"><text:tab/></text:span><text:span text:style-name="T14">(17)</text:span><text:span text:style-name="T14"><text:tab/></text:span><text:span text:style-name="T14"> <text:s text:c="5"/>(17)</text:span><text:span text:style-name="T14"><text:tab/></text:span><text:span text:style-name="T14"><text:tab/></text:span><text:span text:style-name="T14">(17)</text:span><text:span text:style-name="T14"><text:tab/></text:span><text:span text:style-name="T14"> <text:s text:c="10"/></text:span></text:p>
          </draw:text-box>
        </draw:frame>
        <draw:frame draw:style-name="gr13" draw:text-style-name="P11" draw:layer="layout" svg:width="1.692cm" svg:height="1.016cm" svg:x="18.034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9.898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8.882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3.876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2.86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4.724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5.74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6.67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7.772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8.788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30.734cm" svg:y="8.382cm">
          <draw:text-box>
            <text:p><text:span text:style-name="T5">Medición </text:span><text:span text:style-name="T5">correcta.</text:span></text:p>
          </draw:text-box>
        </draw:frame>
        <presentation:notes draw:style-name="dp2">
          <draw:page-thumbnail draw:style-name="gr37" draw:layer="layout" svg:width="19.798cm" svg:height="11.136cm" svg:x="0.6cm" svg:y="2.257cm" draw:page-number="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line draw:style-name="gr1" draw:text-style-name="P1" draw:layer="layout" svg:x1="0cm" svg:y1="5.08cm" svg:x2="32.017cm" svg:y2="5.08cm">
          <text:p/>
        </draw:line>
        <draw:custom-shape draw:style-name="gr8" draw:text-style-name="P7" draw:layer="layout" svg:width="0.26cm" svg:height="0.254cm" svg:x="1.19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.14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692cm" svg:height="1.275cm" svg:x="2.54cm" svg:y="3.297cm">
          <draw:text-box>
            <text:p><text:span text:style-name="T8">08/04</text:span></text:p>
            <text:p><text:span text:style-name="T8">00 hs</text:span></text:p>
          </draw:text-box>
        </draw:frame>
        <draw:measure draw:style-name="gr38" draw:text-style-name="P15" draw:layer="layout" svg:x1="-0.508cm" svg:y1="3.048cm" svg:x2="2.032cm" svg:y2="3.032cm">
          <text:p text:style-name="P15"><text:measure text:kind="gap"/></text:p>
        </draw:measure>
        <draw:measure draw:style-name="gr19" draw:text-style-name="P15" draw:layer="layout" svg:x1="2.031cm" svg:y1="3.028cm" svg:x2="9.838cm" svg:y2="3.044cm">
          <text:p text:style-name="P15"><text:measure text:kind="gap"/></text:p>
        </draw:measure>
        <draw:measure draw:style-name="gr19" draw:text-style-name="P15" draw:layer="layout" svg:x1="9.842cm" svg:y1="3.044cm" svg:x2="17.78cm" svg:y2="3.028cm">
          <text:p text:style-name="P15"><text:measure text:kind="gap"/></text:p>
        </draw:measure>
        <draw:line draw:style-name="gr32" draw:text-style-name="P3" draw:layer="layout" svg:x1="18.796cm" svg:y1="4.572cm" svg:x2="18.796cm" svg:y2="5.842cm">
          <text:p/>
        </draw:lin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8.52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8.128cm" svg:y1="4.826cm" svg:x2="8.128cm" svg:y2="5.334cm">
          <text:p/>
        </draw:line>
        <draw:line draw:style-name="gr3" draw:text-style-name="P3" draw:layer="layout" svg:x1="16.002cm" svg:y1="4.826cm" svg:x2="16.002cm" svg:y2="5.334cm">
          <text:p/>
        </draw:line>
        <draw:line draw:style-name="gr3" draw:text-style-name="P3" draw:layer="layout" svg:x1="10.16cm" svg:y1="4.572cm" svg:x2="10.16cm" svg:y2="5.588cm">
          <text:p/>
        </draw:line>
        <draw:line draw:style-name="gr3" draw:text-style-name="P3" draw:layer="layout" svg:x1="6.14cm" svg:y1="4.826cm" svg:x2="6.14cm" svg:y2="5.334cm">
          <text:p/>
        </draw:line>
        <draw:line draw:style-name="gr3" draw:text-style-name="P3" draw:layer="layout" svg:x1="13.948cm" svg:y1="4.826cm" svg:x2="13.948cm" svg:y2="5.334cm">
          <text:p/>
        </draw:line>
        <draw:line draw:style-name="gr3" draw:text-style-name="P3" draw:layer="layout" svg:x1="11.996cm" svg:y1="4.826cm" svg:x2="11.996cm" svg:y2="5.334cm">
          <text:p/>
        </draw:line>
        <draw:line draw:style-name="gr3" draw:text-style-name="P3" draw:layer="layout" svg:x1="17.78cm" svg:y1="4.572cm" svg:x2="17.78cm" svg:y2="5.588cm">
          <text:p/>
        </draw:line>
        <draw:line draw:style-name="gr3" draw:text-style-name="P3" draw:layer="layout" svg:x1="23.876cm" svg:y1="4.826cm" svg:x2="23.876cm" svg:y2="5.334cm">
          <text:p/>
        </draw:line>
        <draw:line draw:style-name="gr3" draw:text-style-name="P3" draw:layer="layout" svg:x1="4.189cm" svg:y1="4.826cm" svg:x2="4.189cm" svg:y2="5.334cm">
          <text:p/>
        </draw:line>
        <draw:line draw:style-name="gr3" draw:text-style-name="P3" draw:layer="layout" svg:x1="19.803cm" svg:y1="4.826cm" svg:x2="19.803cm" svg:y2="5.334cm">
          <text:p/>
        </draw:line>
        <draw:line draw:style-name="gr3" draw:text-style-name="P3" draw:layer="layout" svg:x1="21.755cm" svg:y1="4.826cm" svg:x2="21.755cm" svg:y2="5.334cm">
          <text:p/>
        </draw:line>
        <draw:line draw:style-name="gr3" draw:text-style-name="P3" draw:layer="layout" svg:x1="27.686cm" svg:y1="4.572cm" svg:x2="27.686cm" svg:y2="5.461cm">
          <text:p/>
        </draw:line>
        <draw:line draw:style-name="gr3" draw:text-style-name="P3" draw:layer="layout" svg:x1="25.654cm" svg:y1="4.826cm" svg:x2="25.654cm" svg:y2="5.334cm">
          <text:p/>
        </draw:line>
        <draw:custom-shape draw:style-name="gr42" draw:text-style-name="P26" draw:layer="layout" svg:width="0.26cm" svg:height="0.254cm" svg:x="5.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7.052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9.00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0.95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2.90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4.859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6.81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18.763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0.715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2.666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24.618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30.734cm" svg:height="0.801cm" svg:x="1.016cm" svg:y="4.318cm">
          <draw:text-box>
            <text:p><text:span text:style-name="T10">18 </text:span><text:span text:style-name="T10"><text:tab/></text:span><text:span text:style-name="T10"><text:tab/></text:span><text:span text:style-name="T10"><text:tab/></text:span><text:span text:style-name="T10">06</text:span><text:span text:style-name="T10"><text:tab/></text:span><text:span text:style-name="T10"> <text:s text:c="8"/>12</text:span><text:span text:style-name="T10"><text:tab/></text:span><text:span text:style-name="T10"><text:tab/></text:span><text:span text:style-name="T10">18</text:span><text:span text:style-name="T10"><text:tab/></text:span><text:span text:style-name="T10"><text:tab/></text:span><text:span text:style-name="T10"><text:tab/></text:span><text:span text:style-name="T10"> <text:s text:c="2"/>06</text:span><text:span text:style-name="T10"><text:tab/></text:span><text:span text:style-name="T10"> <text:s text:c="12"/>12</text:span><text:span text:style-name="T10"><text:tab/></text:span><text:span text:style-name="T10"><text:tab/></text:span><text:span text:style-name="T10"> <text:s text:c="3"/>18</text:span><text:span text:style-name="T10"><text:tab/></text:span><text:span text:style-name="T10"><text:tab/></text:span><text:span text:style-name="T10"><text:tab/></text:span><text:span text:style-name="T10"> <text:s text:c="4"/>06</text:span><text:span text:style-name="T10"><text:tab/></text:span><text:span text:style-name="T10"> <text:s text:c="14"/>12</text:span><text:span text:style-name="T10"><text:tab/></text:span><text:span text:style-name="T10"> <text:s text:c="6"/>18</text:span><text:span text:style-name="T10"><text:tab/></text:span><text:span text:style-name="T10"><text:tab/></text:span><text:span text:style-name="T10"><text:tab/></text:span><text:span text:style-name="T10"> <text:s text:c="7"/>06</text:span><text:span text:style-name="T10"><text:tab/></text:span><text:span text:style-name="T10"><text:tab/></text:span><text:span text:style-name="T10">12</text:span></text:p>
          </draw:text-box>
        </draw:frame>
        <draw:custom-shape draw:style-name="gr8" draw:text-style-name="P7" draw:layer="layout" svg:width="0.26cm" svg:height="0.254cm" svg:x="26.5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6cm" svg:height="0.254cm" svg:x="30.474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63cm" svg:y1="4.826cm" svg:x2="29.563cm" svg:y2="5.334cm">
          <text:p/>
        </draw:line>
        <draw:line draw:style-name="gr32" draw:text-style-name="P3" draw:layer="layout" svg:x1="11.176cm" svg:y1="4.572cm" svg:x2="11.176cm" svg:y2="5.842cm">
          <text:p/>
        </draw:line>
        <draw:line draw:style-name="gr3" draw:text-style-name="P3" draw:layer="layout" svg:x1="2.286cm" svg:y1="4.572cm" svg:x2="2.286cm" svg:y2="5.588cm">
          <text:p/>
        </draw:line>
        <draw:line draw:style-name="gr32" draw:text-style-name="P3" draw:layer="layout" svg:x1="26.67cm" svg:y1="4.572cm" svg:x2="26.67cm" svg:y2="5.842cm">
          <text:p/>
        </draw:line>
        <draw:frame draw:style-name="gr18" draw:text-style-name="P14" draw:layer="layout" svg:width="1.692cm" svg:height="1.275cm" svg:x="10.304cm" svg:y="3.556cm">
          <draw:text-box>
            <text:p><text:span text:style-name="T8">09/04</text:span></text:p>
            <text:p><text:span text:style-name="T8">00 hs</text:span></text:p>
          </draw:text-box>
        </draw:frame>
        <draw:line draw:style-name="gr32" draw:text-style-name="P3" draw:layer="layout" svg:x1="3.302cm" svg:y1="4.572cm" svg:x2="3.302cm" svg:y2="5.842cm">
          <text:p/>
        </draw:line>
        <draw:line draw:style-name="gr32" draw:text-style-name="P3" draw:layer="layout" svg:x1="11.176cm" svg:y1="4.572cm" svg:x2="11.176cm" svg:y2="5.842cm">
          <text:p/>
        </draw:line>
        <draw:frame draw:style-name="gr18" draw:text-style-name="P14" draw:layer="layout" svg:width="1.692cm" svg:height="1.275cm" svg:x="18.034cm" svg:y="3.551cm">
          <draw:text-box>
            <text:p><text:span text:style-name="T8">10/04</text:span></text:p>
            <text:p><text:span text:style-name="T8">00 hs</text:span></text:p>
          </draw:text-box>
        </draw:frame>
        <draw:frame draw:style-name="gr18" draw:text-style-name="P14" draw:layer="layout" svg:width="1.692cm" svg:height="1.275cm" svg:x="25.74cm" svg:y="3.551cm">
          <draw:text-box>
            <text:p><text:span text:style-name="T8">11/04</text:span></text:p>
            <text:p><text:span text:style-name="T8">00 hs</text:span></text:p>
          </draw:text-box>
        </draw:frame>
        <draw:frame draw:style-name="gr47" draw:text-style-name="P16" draw:layer="layout" svg:width="27.951cm" svg:height="1.199cm" svg:x="3.799cm" svg:y="1.433cm">
          <draw:text-box>
            <text:p><text:span text:style-name="T9">Día </text:span><text:span text:style-name="T9">16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</text:span><text:span text:style-name="T9">17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</text:span><text:span text:style-name="T9">18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ía </text:span><text:span text:style-name="T9">19</text:span></text:p>
          </draw:text-box>
        </draw:frame>
        <draw:measure draw:style-name="gr19" draw:text-style-name="P15" draw:layer="layout" svg:x1="17.782cm" svg:y1="3.044cm" svg:x2="25.72cm" svg:y2="3.028cm">
          <text:p text:style-name="P15"><text:measure text:kind="gap"/></text:p>
        </draw:measure>
        <draw:frame draw:style-name="gr25" draw:text-style-name="P2" draw:layer="layout" svg:width="31.242cm" svg:height="0.963cm" svg:x="0.762cm" svg:y="5.842cm">
          <draw:text-box>
            <text:p><text:span text:style-name="T13">17.30 h</text:span><text:span text:style-name="T13"><text:tab/></text:span><text:span text:style-name="T13"> <text:s text:c="5"/>00.30 h</text:span><text:span text:style-name="T17"><text:tab/></text:span><text:span text:style-name="T17"> </text:span><text:span text:style-name="T17"><text:tab/></text:span><text:span text:style-name="T17"> <text:s text:c="7"/></text:span><text:span text:style-name="T13">12.30</text:span><text:span text:style-name="T13"><text:tab/></text:span><text:span text:style-name="T13"> <text:s text:c="2"/>18.30 h <text:s text:c="7"/>00.30 h</text:span><text:span text:style-name="T13"><text:tab/></text:span><text:span text:style-name="T13"> <text:s/>06.30h</text:span><text:span text:style-name="T13"><text:tab/></text:span><text:span text:style-name="T13"> <text:s text:c="9"/>12.30 h</text:span><text:span text:style-name="T13"><text:tab/></text:span><text:span text:style-name="T13"> <text:s text:c="3"/>18.30 h <text:s text:c="7"/>23.30 h</text:span><text:span text:style-name="T13"><text:tab/></text:span><text:span text:style-name="T13"> <text:s/>05.30 h</text:span><text:span text:style-name="T13"><text:tab/></text:span><text:span text:style-name="T13"> <text:s text:c="10"/>11.30h</text:span><text:span text:style-name="T13"><text:tab/></text:span><text:span text:style-name="T13"> <text:s text:c="3"/>17.30</text:span><text:span text:style-name="T13"><text:tab/></text:span><text:span text:style-name="T13"><text:tab/></text:span><text:span text:style-name="T13">23.30</text:span><text:span text:style-name="T13"><text:tab/></text:span><text:span text:style-name="T13"> <text:s text:c="4"/>05.30</text:span><text:span text:style-name="T13"><text:tab/></text:span><text:span text:style-name="T13"><text:tab/></text:span><text:span text:style-name="T13">11.30</text:span></text:p>
          </draw:text-box>
        </draw:frame>
        <draw:frame draw:style-name="gr13" draw:text-style-name="P11" draw:layer="layout" svg:width="1.692cm" svg:height="1.016cm" svg:x="12.278cm" svg:y="6.385cm">
          <draw:text-box>
            <text:p><text:span text:style-name="T5">Medición </text:span><text:span text:style-name="T5">correcta.</text:span></text:p>
          </draw:text-box>
        </draw:frame>
        <draw:frame draw:style-name="gr52" draw:text-style-name="P22" draw:layer="layout" svg:width="30.988cm" svg:height="0.727cm" svg:x="0.762cm" svg:y="7.401cm">
          <draw:text-box>
            <text:p text:style-name="P18"><text:span text:style-name="T14">(17)</text:span><text:span text:style-name="T14"><text:tab/></text:span><text:span text:style-name="T14"> <text:s text:c="10"/>(18)</text:span><text:span text:style-name="T14"><text:tab/></text:span><text:span text:style-name="T14"><text:tab/></text:span><text:span text:style-name="T14"><text:tab/></text:span><text:span text:style-name="T14"> <text:s text:c="14"/></text:span><text:span text:style-name="T18">(18)</text:span><text:span text:style-name="T14"><text:tab/></text:span><text:span text:style-name="T14"> <text:s text:c="7"/>(16)</text:span><text:span text:style-name="T14"><text:tab/></text:span><text:span text:style-name="T14"> <text:s text:c="9"/></text:span><text:span text:style-name="T14"><text:tab/></text:span><text:span text:style-name="T14">(16) <text:s text:c="15"/></text:span><text:span text:style-name="T14"><text:s text:c="7"/>(16)</text:span><text:span text:style-name="T14"><text:tab/></text:span><text:span text:style-name="T14"><text:tab/></text:span><text:span text:style-name="T14">(16)</text:span><text:span text:style-name="T14"><text:tab/></text:span><text:span text:style-name="T14"> <text:s text:c="8"/>(16)</text:span><text:span text:style-name="T14"><text:tab/></text:span><text:span text:style-name="T14"><text:tab/></text:span><text:span text:style-name="T18">(17)</text:span><text:span text:style-name="T14"><text:tab/></text:span><text:span text:style-name="T14"> <text:s text:c="5"/>(17)</text:span><text:span text:style-name="T14"><text:tab/></text:span><text:span text:style-name="T14"><text:tab/></text:span><text:span text:style-name="T14">(17)</text:span><text:span text:style-name="T14"><text:tab/></text:span><text:span text:style-name="T14"> <text:s text:c="8"/>(17)</text:span><text:span text:style-name="T14"><text:tab/></text:span><text:span text:style-name="T14"><text:tab/></text:span><text:span text:style-name="T14">(17)</text:span><text:span text:style-name="T14"><text:tab/></text:span><text:span text:style-name="T14"> <text:s text:c="8"/>(17)</text:span><text:span text:style-name="T14"><text:tab/></text:span><text:span text:style-name="T14"><text:tab/></text:span><text:span text:style-name="T14">(17)</text:span><text:span text:style-name="T14"><text:tab/></text:span><text:span text:style-name="T14"><text:tab/></text:span><text:span text:style-name="T14"> <text:s text:c="10"/></text:span></text:p>
          </draw:text-box>
        </draw:frame>
        <draw:frame draw:style-name="gr13" draw:text-style-name="P11" draw:layer="layout" svg:width="1.692cm" svg:height="1.016cm" svg:x="14.224cm" svg:y="6.38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6.088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7.452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9.484cm" svg:y="8.382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0.914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9.718cm" svg:y="6.35cm">
          <draw:text-box>
            <text:p><text:span text:style-name="T5">Medición </text:span><text:span text:style-name="T5">correcta.</text:span></text:p>
          </draw:text-box>
        </draw:frame>
        <draw:measure draw:style-name="gr19" draw:text-style-name="P15" draw:layer="layout" svg:x1="25.722cm" svg:y1="3.044cm" svg:x2="32.512cm" svg:y2="3.048cm">
          <text:p text:style-name="P15"><text:measure text:kind="gap"/></text:p>
        </draw:measure>
        <draw:frame draw:style-name="gr45" draw:text-style-name="P10" draw:layer="layout" svg:width="1.778cm" svg:height="1.523cm" svg:x="4.318cm" svg:y="6.35cm">
          <draw:text-box>
            <text:p><text:span text:style-name="T4">Falló la medición, se cortó la luz</text:span></text:p>
          </draw:text-box>
        </draw:frame>
        <draw:frame draw:style-name="gr13" draw:text-style-name="P11" draw:layer="layout" svg:width="1.692cm" svg:height="1.016cm" svg:x="10.414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1.93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0.508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2.372cm" svg:y="6.3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.524cm" svg:y="8.382cm">
          <draw:text-box>
            <text:p><text:span text:style-name="T5">Medición correcta.</text:span></text:p>
          </draw:text-box>
        </draw:frame>
        <draw:frame draw:style-name="gr25" draw:text-style-name="P2" draw:layer="layout" svg:width="3.81cm" svg:height="0.963cm" svg:x="1.524cm" svg:y="7.927cm">
          <draw:text-box>
            <text:p><text:span text:style-name="T13">21.30 h</text:span><text:span text:style-name="T13"><text:tab/></text:span><text:span text:style-name="T13"> <text:s text:c="7"/></text:span><text:span text:style-name="T20"><text:s/></text:span><text:span text:style-name="T13"><text:tab/></text:span><text:span text:style-name="T13"> <text:s text:c="4"/></text:span></text:p>
          </draw:text-box>
        </draw:frame>
        <draw:frame draw:style-name="gr26" draw:text-style-name="P30" draw:layer="layout" svg:width="1.041cm" svg:height="0.635cm" svg:x="1.778cm" svg:y="9.398cm">
          <draw:text-box>
            <text:p text:style-name="P29"><text:span text:style-name="T21">(18)</text:span></text:p>
          </draw:text-box>
        </draw:frame>
        <draw:frame draw:style-name="gr13" draw:text-style-name="P11" draw:layer="layout" svg:width="1.692cm" svg:height="1.016cm" svg:x="6.35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8.468cm" svg:y="6.385cm">
          <draw:text-box>
            <text:p><text:span text:style-name="T5">Medición correcta.</text:span></text:p>
          </draw:text-box>
        </draw:frame>
        <draw:frame draw:style-name="gr13" draw:text-style-name="P11" draw:layer="layout" svg:width="1.692cm" svg:height="1.016cm" svg:x="11.516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3.462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5.326cm" svg:y="8.382cm">
          <draw:text-box>
            <text:p><text:span text:style-name="T5">Medición </text:span><text:span text:style-name="T5">correcta.</text:span></text:p>
          </draw:text-box>
        </draw:frame>
        <draw:frame draw:style-name="gr53" draw:text-style-name="P28" draw:layer="layout" svg:width="24.892cm" svg:height="0.963cm" svg:x="7.72cm" svg:y="7.874cm">
          <draw:text-box>
            <text:p text:style-name="P18"><text:span text:style-name="T13">15.30 h</text:span><text:span text:style-name="T13"><text:tab/></text:span><text:span text:style-name="T13"> <text:s text:c="7"/>21.30 h <text:s text:c="10"/>03.30 h <text:s text:c="8"/>09:30 h</text:span><text:span text:style-name="T13"><text:tab/></text:span><text:span text:style-name="T13"> <text:s/>15:30 h</text:span><text:span text:style-name="T13"><text:tab/></text:span><text:span text:style-name="T13"><text:tab/></text:span><text:span text:style-name="T13"><text:tab/></text:span><text:span text:style-name="T13">02.30</text:span><text:span text:style-name="T13"><text:tab/></text:span><text:span text:style-name="T13"> <text:s text:c="10"/>08.30</text:span><text:span text:style-name="T13"><text:tab/></text:span><text:span text:style-name="T13">14.30</text:span><text:span text:style-name="T13"><text:tab/></text:span><text:span text:style-name="T13"> <text:s text:c="6"/>20.30</text:span><text:span text:style-name="T13"><text:tab/></text:span><text:span text:style-name="T13">02.30</text:span><text:span text:style-name="T13"><text:tab/></text:span><text:span text:style-name="T13"><text:tab/></text:span><text:span text:style-name="T13">08.30</text:span><text:span text:style-name="T13"><text:tab/></text:span><text:span text:style-name="T13"> <text:s/>14.30</text:span></text:p>
          </draw:text-box>
        </draw:frame>
        <draw:frame draw:style-name="gr54" draw:text-style-name="P22" draw:layer="layout" svg:width="30.988cm" svg:height="0.727cm" svg:x="7.62cm" svg:y="9.398cm">
          <draw:text-box>
            <text:p text:style-name="P18"><text:span text:style-name="T14"><text:s text:c="4"/></text:span><text:span text:style-name="T14">(16)</text:span><text:span text:style-name="T14"><text:tab/></text:span><text:span text:style-name="T14"> <text:s text:c="17"/></text:span><text:span text:style-name="T14">(16)</text:span><text:span text:style-name="T14"><text:tab/></text:span><text:span text:style-name="T14"> <text:s text:c="9"/>(16) <text:s text:c="5"/></text:span><text:span text:style-name="T14"><text:s text:c="17"/></text:span><text:span text:style-name="T14">(16)</text:span><text:span text:style-name="T14"><text:tab/></text:span><text:span text:style-name="T14"> <text:s text:c="7"/>(16)</text:span><text:span text:style-name="T14"><text:tab/></text:span><text:span text:style-name="T14"> <text:s text:c="6"/></text:span><text:span text:style-name="T14"><text:tab/></text:span><text:span text:style-name="T14"><text:tab/></text:span><text:span text:style-name="T14"> <text:s text:c="3"/>(17)</text:span><text:span text:style-name="T14"><text:tab/></text:span><text:span text:style-name="T14"><text:tab/></text:span><text:span text:style-name="T14">(17)</text:span><text:span text:style-name="T14"><text:tab/></text:span><text:span text:style-name="T14"> <text:s text:c="6"/>(17)</text:span><text:span text:style-name="T14"><text:tab/></text:span><text:span text:style-name="T14"><text:tab/></text:span><text:span text:style-name="T14">(17)</text:span><text:span text:style-name="T14"><text:tab/></text:span><text:span text:style-name="T14"> <text:s text:c="5"/>(17)</text:span><text:span text:style-name="T14"><text:tab/></text:span><text:span text:style-name="T14"><text:tab/></text:span><text:span text:style-name="T14">(17)</text:span><text:span text:style-name="T14"><text:tab/></text:span><text:span text:style-name="T14"> <text:s text:c="10"/></text:span></text:p>
          </draw:text-box>
        </draw:frame>
        <draw:frame draw:style-name="gr13" draw:text-style-name="P11" draw:layer="layout" svg:width="1.692cm" svg:height="1.016cm" svg:x="18.034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9.898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18.882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3.876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2.86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4.724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5.74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6.67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7.772cm" svg:y="6.35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28.788cm" svg:y="8.382cm">
          <draw:text-box>
            <text:p><text:span text:style-name="T5">Medición </text:span><text:span text:style-name="T5">correcta.</text:span></text:p>
          </draw:text-box>
        </draw:frame>
        <draw:frame draw:style-name="gr13" draw:text-style-name="P11" draw:layer="layout" svg:width="1.692cm" svg:height="1.016cm" svg:x="30.734cm" svg:y="8.382cm">
          <draw:text-box>
            <text:p><text:span text:style-name="T5">Medición </text:span><text:span text:style-name="T5">correcta.</text:span></text:p>
          </draw:text-box>
        </draw:frame>
        <presentation:notes draw:style-name="dp1">
          <draw:page-thumbnail draw:style-name="gr37" draw:layer="layout" svg:width="19.798cm" svg:height="11.136cm" svg:x="0.6cm" svg:y="2.257cm" draw:page-number="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1.75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63cm" svg:x="1cm" svg:y="4.041cm"/>
      <draw:page-thumbnail draw:layer="backgroundobjects" svg:width="8.999cm" svg:height="4.463cm" svg:x="1cm" svg:y="12.617cm"/>
      <draw:page-thumbnail draw:layer="backgroundobjects" svg:width="8.999cm" svg:height="4.463cm" svg:x="1cm" svg:y="21.193cm"/>
      <draw:page-thumbnail draw:layer="backgroundobjects" svg:width="8.999cm" svg:height="4.463cm" svg:x="11cm" svg:y="4.041cm"/>
      <draw:page-thumbnail draw:layer="backgroundobjects" svg:width="8.999cm" svg:height="4.463cm" svg:x="11cm" svg:y="12.617cm"/>
      <draw:page-thumbnail draw:layer="backgroundobjects" svg:width="8.999cm" svg:height="4.463cm" svg:x="11cm" svg:y="21.193cm"/>
    </style:handout-master>
    <style:master-page style:name="Default" style:page-layout-name="PM1" draw:style-name="Mdp1">
      <draw:frame presentation:style-name="Default-title" draw:layer="backgroundobjects" svg:width="28.574cm" svg:height="2.629cm" svg:x="1.585cm" svg:y="0.626cm" presentation:class="title" presentation:placeholder="true">
        <draw:text-box/>
      </draw:frame>
      <draw:frame presentation:style-name="Default-outline1" draw:layer="backgroundobjects" svg:width="28.574cm" svg:height="9.133cm" svg:x="1.585cm" svg:y="3.683cm" presentation:class="outline" presentation:placeholder="true">
        <draw:text-box/>
      </draw:frame>
      <draw:frame presentation:style-name="Mpr1" draw:text-style-name="MP2" draw:layer="backgroundobjects" svg:width="7.397cm" svg:height="1.085cm" svg:x="1.585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064cm" svg:height="1.085cm" svg:x="10.854cm" svg:y="14.3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397cm" svg:height="1.085cm" svg:x="22.762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5:52:15.883389558</meta:creation-date>
    <dc:date>2022-04-08T15:57:56.695731142</dc:date>
    <meta:editing-duration>PT4H9M14S</meta:editing-duration>
    <meta:editing-cycles>16</meta:editing-cycles>
    <meta:generator>LibreOffice/6.4.7.2$Linux_X86_64 LibreOffice_project/40$Build-2</meta:generator>
    <meta:document-statistic meta:object-count="492"/>
  </office:meta>
</office:document-meta>
</file>